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fo:margin-left="0.2125in" fo:margin-right="0.275in" table:align="margins" style:writing-mode="lr-tb"/>
    </style:style>
    <style:style style:name="Table2.A" style:family="table-column">
      <style:table-column-properties style:rel-column-width="11177*"/>
    </style:style>
    <style:style style:name="Table2.B" style:family="table-column">
      <style:table-column-properties style:rel-column-width="16274*"/>
    </style:style>
    <style:style style:name="Table2.C" style:family="table-column">
      <style:table-column-properties style:rel-column-width="5818*"/>
    </style:style>
    <style:style style:name="Table2.D" style:family="table-column">
      <style:table-column-properties style:rel-column-width="6362*"/>
    </style:style>
    <style:style style:name="Table2.E" style:family="table-column">
      <style:table-column-properties style:rel-column-width="25904*"/>
    </style:style>
    <style:style style:name="Table2.1" style:family="table-row">
      <style:table-row-properties style:row-height="0.25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 style:family="table">
      <style:table-properties fo:margin-left="0.2125in" fo:margin-right="0.275in" table:align="margins" style:writing-mode="lr-tb"/>
    </style:style>
    <style:style style:name="Table2.A" style:family="table-column">
      <style:table-column-properties style:rel-column-width="11177*"/>
    </style:style>
    <style:style style:name="Table2.B" style:family="table-column">
      <style:table-column-properties style:rel-column-width="16274*"/>
    </style:style>
    <style:style style:name="Table2.C" style:family="table-column">
      <style:table-column-properties style:rel-column-width="5818*"/>
    </style:style>
    <style:style style:name="Table2.D" style:family="table-column">
      <style:table-column-properties style:rel-column-width="6362*"/>
    </style:style>
    <style:style style:name="Table2.E" style:family="table-column">
      <style:table-column-properties style:rel-column-width="25904*"/>
    </style:style>
    <style:style style:name="Table2.1" style:family="table-row">
      <style:table-row-properties style:row-height="0.25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7" style:family="paragraph" style:parent-style-name="Standard">
      <style:paragraph-properties style:text-autospace="none"/>
    </style:style>
    <style:style style:name="P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2.8437in"/>
        </style:tab-stops>
      </style:paragraph-properties>
    </style:style>
    <style:style style:name="P1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text-properties fo:font-style="normal" style:font-style-asian="normal" style:font-style-complex="normal"/>
    </style:style>
    <style:style style:name="P17"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18" style:family="paragraph" style:parent-style-name="Standard">
      <style:paragraph-properties style:text-autospace="none"/>
    </style:style>
    <style:style style:name="P1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0" style:family="paragraph" style:parent-style-name="Footnote">
      <style:text-properties style:font-name="Times New Roman"/>
    </style:style>
    <style:style style:name="P21" style:family="paragraph" style:parent-style-name="Standard">
      <style:paragraph-properties fo:break-before="page"/>
    </style:style>
    <style:style style:name="P2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5"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26"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7" style:family="paragraph" style:parent-style-name="Standard">
      <style:text-properties style:font-name="Times New Roman" fo:font-size="12pt" style:font-size-asian="12pt" style:font-size-complex="12pt"/>
    </style:style>
    <style:style style:name="P28"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paragraph-properties style:text-autospace="none"/>
    </style:style>
    <style:style style:name="P34" style:family="paragraph" style:parent-style-name="Standard">
      <style:text-properties fo:font-style="italic" style:font-style-asian="italic" style:font-style-complex="italic"/>
    </style:style>
    <style:style style:name="P35" style:family="paragraph" style:parent-style-name="Standard">
      <style:text-properties fo:font-style="normal" style:font-style-asian="normal" style:font-style-complex="normal"/>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9252in" style:type="right" style:leader-style="dotted" style:leader-text="."/>
        </style:tab-stops>
      </style:paragraph-properties>
    </style:style>
    <style:style style:name="P38" style:family="paragraph" style:parent-style-name="Heading_20_1" style:master-page-name="First_20_Page">
      <style:paragraph-properties style:page-number="auto"/>
    </style:style>
    <style:style style:name="P39"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40" style:family="paragraph" style:parent-style-name="Table_20_Contents">
      <style:paragraph-properties fo:text-align="center" style:justify-single-word="false"/>
      <style:text-properties style:font-name="Courier" fo:font-style="italic" style:font-style-asian="italic" style:font-style-complex="italic"/>
    </style:style>
    <style:style style:name="P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2" style:family="paragraph">
      <style:paragraph-properties style:writing-mode="lr-tb"/>
    </style:style>
    <style:style style:name="P43" style:family="paragraph">
      <style:paragraph-properties style:writing-mode="lr-tb"/>
      <style:text-properties style:font-name="Times New Roman1" fo:font-size="1pt" style:font-name-asian="Times New Roman1" style:font-name-complex="Times New Roman1"/>
    </style:style>
    <style:style style:name="P44" style:family="paragraph">
      <style:paragraph-properties fo:margin-left="0in" fo:margin-right="0in" fo:margin-top="0in" fo:margin-bottom="0in" fo:line-height="100%" fo:text-align="center" fo:text-indent="0in"/>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indent="0in"/>
    </style:style>
    <style:style style:name="P48" style:family="paragraph">
      <style:paragraph-properties fo:margin-left="0in" fo:margin-right="0in" fo:margin-top="0in" fo:margin-bottom="0in" fo:line-height="100%" fo:text-indent="0in"/>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style:use-window-font-color="true" style:text-underline-style="none"/>
    </style:style>
    <style:style style:name="T2" style:family="text">
      <style:text-properties style:use-window-font-color="true" style:font-name="Times New Roman" fo:font-size="12pt" style:text-underline-style="none" style:font-name-asian="ArialMT" style:font-size-asian="12pt" style:font-name-complex="ArialMT" style:font-size-complex="12pt"/>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fo:color="#1a1a1a" style:font-name="Times New Roman" fo:font-size="12pt" style:font-name-asian="ArialMT" style:font-size-asian="12pt" style:font-name-complex="ArialMT" style:font-size-complex="12pt"/>
    </style:style>
    <style:style style:name="T5" style:family="text">
      <style:text-properties style:font-name="Times New Roman" fo:font-size="12pt" style:font-size-asian="12pt" style:font-size-complex="12pt"/>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9pt" style:font-size-asian="9pt"/>
    </style:style>
    <style:style style:name="T9" style:family="text">
      <style:text-properties style:use-window-font-color="true" style:text-underline-style="none"/>
    </style:style>
    <style:style style:name="T10" style:family="text">
      <style:text-properties style:use-window-font-color="true" style:font-name="Times New Roman" fo:font-size="12pt" style:text-underline-style="none" style:font-name-asian="ArialMT" style:font-size-asian="12pt" style:font-name-complex="ArialMT" style:font-size-complex="12pt"/>
    </style:style>
    <style:style style:name="T11" style:family="text">
      <style:text-properties style:use-window-font-color="true" style:font-name="Times New Roman" fo:font-size="12pt" style:text-underline-style="none" style:font-size-asian="12pt" style:font-size-complex="12pt"/>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5"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6" style:family="text">
      <style:text-properties fo:color="#1a1a1a" style:font-name="Times New Roman" fo:font-size="12pt" style:font-name-asian="ArialMT" style:font-size-asian="12pt" style:font-name-complex="ArialMT" style:font-size-complex="12pt"/>
    </style:style>
    <style:style style:name="T17" style:family="text">
      <style:text-properties style:font-name="Times New Roman" fo:font-size="12pt" style:font-size-asian="12pt" style:font-size-complex="12pt"/>
    </style:style>
    <style:style style:name="T18" style:family="text">
      <style:text-properties fo:color="#262626" style:font-name-asian="Verdana" style:font-name-complex="Verdana"/>
    </style:style>
    <style:style style:name="T19" style:family="text">
      <style:text-properties fo:color="#262626" fo:font-style="italic" style:font-name-asian="Verdana" style:font-style-asian="italic" style:font-name-complex="Verdana" style:font-style-complex="italic"/>
    </style:style>
    <style:style style:name="T20" style:family="text">
      <style:text-properties fo:color="#262626" fo:font-style="normal" style:font-name-asian="Verdana" style:font-style-asian="normal" style:font-name-complex="Verdana" style:font-style-complex="normal"/>
    </style:style>
    <style:style style:name="T21" style:family="text">
      <style:text-properties fo:color="#000047" fo:font-weight="normal" style:font-name-asian="Verdana" style:font-weight-asian="normal" style:font-name-complex="Verdana" style:font-weight-complex="normal"/>
    </style:style>
    <style:style style:name="T22" style:family="text">
      <style:text-properties fo:font-style="normal" style:font-style-asian="normal" style:font-style-complex="normal"/>
    </style:style>
    <style:style style:name="T23" style:family="text">
      <style:text-properties fo:language="en" fo:country="US" style:language-complex="ar" style:country-complex="SA"/>
    </style:style>
    <style:style style:name="T2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style:font-name="Times New Roman1" fo:font-size="1pt" style:font-name-asian="Times New Roman1" style:font-name-complex="Times New Roman1"/>
    </style:style>
    <style:style style:name="T26"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63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7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81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74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566919072" text:id="ct566919072">
          <text:format-change>
            <office:change-info>
              <dc:creator>Bob Jacobsen</dc:creator>
              <dc:date>2013-01-27T08:36:00</dc:date>
            </office:change-info>
          </text:format-change>
        </text:changed-region>
        <text:changed-region xml:id="ct523712448" text:id="ct523712448">
          <text:insertion>
            <office:change-info>
              <dc:creator>Bob Jacobsen</dc:creator>
              <dc:date>2013-01-27T09:22:00</dc:date>
            </office:change-info>
          </text:insertion>
        </text:changed-region>
        <text:changed-region xml:id="ct259037008" text:id="ct259037008">
          <text:insertion>
            <office:change-info>
              <dc:creator>Bob Jacobsen</dc:creator>
              <dc:date>2013-01-27T09:23:00</dc:date>
            </office:change-info>
          </text:insertion>
        </text:changed-region>
        <text:changed-region xml:id="ct54198336" text:id="ct54198336">
          <text:insertion>
            <office:change-info>
              <dc:creator>Bob Jacobsen</dc:creator>
              <dc:date>2013-01-27T08:37:00</dc:date>
            </office:change-info>
          </text:insertion>
        </text:changed-region>
        <text:changed-region xml:id="ct505241184" text:id="ct505241184">
          <text:deletion>
            <office:change-info>
              <dc:creator>Bob Jacobsen</dc:creator>
              <dc:date>2013-01-27T08:37:00</dc:date>
            </office:change-info>
            <text:p text:style-name="Standard"><text:span text:style-name="T1"><text:s text:c="2"/></text:span></text:p>
          </text:deletion>
        </text:changed-region>
        <text:changed-region xml:id="ct504664304" text:id="ct504664304">
          <text:deletion>
            <office:change-info>
              <dc:creator>Bob Jacobsen</dc:creator>
              <dc:date>2013-01-27T08:33:00</dc:date>
            </office:change-info>
            <text:p text:style-name="Standard"><text:span text:style-name="T2"><text:note text:id="ftn0" text:note-class="endnote"><text:note-citation>i</text:note-citation><text:note-body><text:p text:style-name="P1"/></text:note-body></text:note></text:span></text:p>
          </text:deletion>
        </text:changed-region>
        <text:changed-region xml:id="ct245540032" text:id="ct245540032">
          <text:deletion>
            <office:change-info>
              <dc:creator>Bob Jacobsen</dc:creator>
              <dc:date>2013-01-27T08:33:00</dc:date>
            </office:change-info>
            <text:p text:style-name="Standard"><office:annotation><dc:creator>Bob Jacobsen</dc:creator><dc:date>2013-01-24T07:10:19</dc:date><text:p text:style-name="P41"><text:span text:style-name="T24">DGW: “More background and references would be good”</text:span></text:p></office:annotation></text:p>
          </text:deletion>
        </text:changed-region>
        <text:changed-region xml:id="ct504723360" text:id="ct504723360">
          <text:insertion>
            <office:change-info>
              <dc:creator>Bob Jacobsen</dc:creator>
              <dc:date>2013-01-27T08:34:00</dc:date>
            </office:change-info>
          </text:insertion>
        </text:changed-region>
        <text:changed-region xml:id="ct246208768" text:id="ct246208768">
          <text:insertion>
            <office:change-info>
              <dc:creator>Bob Jacobsen</dc:creator>
              <dc:date>2013-01-27T08:35:00</dc:date>
            </office:change-info>
          </text:insertion>
        </text:changed-region>
        <text:changed-region xml:id="ct566679840" text:id="ct566679840">
          <text:deletion>
            <office:change-info>
              <dc:creator>Bob Jacobsen</dc:creator>
              <dc:date>2013-01-27T08:35:00</dc:date>
            </office:change-info>
            <text:p text:style-name="Standard">ID</text:p>
          </text:deletion>
        </text:changed-region>
        <text:changed-region xml:id="ct246224208" text:id="ct246224208">
          <text:insertion>
            <office:change-info>
              <dc:creator>Bob Jacobsen</dc:creator>
              <dc:date>2013-01-27T08:35:00</dc:date>
            </office:change-info>
          </text:insertion>
        </text:changed-region>
        <text:changed-region xml:id="ct504615088" text:id="ct504615088">
          <text:deletion>
            <office:change-info>
              <dc:creator>Bob Jacobsen</dc:creator>
              <dc:date>2013-01-27T08:36:00</dc:date>
            </office:change-info>
            <text:p text:style-name="Standard"/>
            <text:p text:style-name="Standard"/>
          </text:deletion>
        </text:changed-region>
        <text:changed-region xml:id="ct245706064" text:id="ct245706064">
          <text:insertion>
            <office:change-info>
              <dc:creator>Bob Jacobsen</dc:creator>
              <dc:date>2013-01-27T08:36:00</dc:date>
            </office:change-info>
          </text:insertion>
        </text:changed-region>
        <text:changed-region xml:id="ct566479808" text:id="ct566479808">
          <text:insertion>
            <office:change-info>
              <dc:creator>Bob Jacobsen</dc:creator>
              <dc:date>2013-01-27T08:37:00</dc:date>
            </office:change-info>
          </text:insertion>
        </text:changed-region>
        <text:changed-region xml:id="ct54103920" text:id="ct54103920">
          <text:deletion>
            <office:change-info>
              <dc:creator>Bob Jacobsen</dc:creator>
              <dc:date>2013-01-27T08:36:00</dc:date>
            </office:change-info>
            <text:h text:style-name="Heading_20_2" text:outline-level="2"/>
            <text:p text:style-name="Standard"/>
          </text:deletion>
        </text:changed-region>
        <text:changed-region xml:id="ct245659984" text:id="ct245659984">
          <text:deletion>
            <office:change-info>
              <dc:creator>Bob Jacobsen</dc:creator>
              <dc:date>2013-01-27T08:37:00</dc:date>
            </office:change-info>
            <text:p text:style-name="Standard">are</text:p>
          </text:deletion>
        </text:changed-region>
        <text:changed-region xml:id="ct566925056" text:id="ct566925056">
          <text:insertion>
            <office:change-info>
              <dc:creator>Bob Jacobsen</dc:creator>
              <dc:date>2013-01-27T08:37:00</dc:date>
            </office:change-info>
          </text:insertion>
        </text:changed-region>
        <text:changed-region xml:id="ct566896272" text:id="ct566896272">
          <text:deletion>
            <office:change-info>
              <dc:creator>Bob Jacobsen</dc:creator>
              <dc:date>2013-01-27T08:38:00</dc:date>
            </office:change-info>
            <text:p text:style-name="P2"/>
            <text:p text:style-name="P3"/>
            <text:p text:style-name="P4">The range mask is implemented as a combined base value and mask, where the mask bits are the lowest n bits of the same value as <text:span text:style-name="T3">the</text:span> lowest bit. <text:s/>For example, the event-mask 0xABCD0000 would form the range 0xABCD0000-ABCDFFFF, since the lowest bit is a “0”and the mask bits extends to the first “1” bit, in this case the the <text:s/>low bit of <text:span text:style-name="T3">the</text:span> 'D' hex-digit. <text:s/>Similarly, the <text:span text:style-name="T3">event-mask 0xFEDCBFFF would form the range 0xFEDC8000-FEDCBFFF, since the low-bit is a “1”, and lowest “0” bit is in the 0xB = 0b1011, and at the third bit position. <text:s text:c="3"/></text:span><text:s text:c="2"/>The smallest ranges are specified by 0xyyyyyyyE, which specifies a range of 0xyyyyyyyE-0xyyyyyyyF, and 0xyyyyyyyD <text:span text:style-name="T3">which</text:span> specifies 0xyyyyyyyC-0xyyyyyyyF. <text:s text:c="2"/>0X00000001 gives 0x00000000-0x00000001, and 0x00000002 gives 0x00000000-0x00000002, and 0x00000003 gives 0x00000000-0x00000003. <text: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9">Event-Mask</text:p>
                </table:table-cell>
                <table:table-cell table:style-name="Table2.A1" office:value-type="string">
                  <text:p text:style-name="P39">Effective Mask</text:p>
                </table:table-cell>
                <table:table-cell table:style-name="Table2.A1" office:value-type="string">
                  <text:p text:style-name="P39">Bits</text:p>
                </table:table-cell>
                <table:table-cell table:style-name="Table2.A1" office:value-type="string">
                  <text:p text:style-name="P39">#</text:p>
                </table:table-cell>
                <table:table-cell table:style-name="Table2.E1" office:value-type="string">
                  <text:p text:style-name="P39">Resulting Range</text:p>
                </table:table-cell>
              </table:table-row>
              <table:table-row table:style-name="Table2.1">
                <table:table-cell table:style-name="Table2.A2" office:value-type="string">
                  <text:p text:style-name="P40">0x00000001</text:p>
                </table:table-cell>
                <table:table-cell table:style-name="Table2.A2" office:value-type="string">
                  <text:p text:style-name="P40">0xFFFFFFFE</text:p>
                </table:table-cell>
                <table:table-cell table:style-name="Table2.C2" office:value-type="float" office:value="1">
                  <text:p text:style-name="P40">1</text:p>
                </table:table-cell>
                <table:table-cell table:style-name="Table2.C2" office:value-type="float" office:value="2">
                  <text:p text:style-name="P40">2</text:p>
                </table:table-cell>
                <table:table-cell table:style-name="Table2.E2" office:value-type="string">
                  <text:p text:style-name="P40">0x00000000-0x00000001</text:p>
                </table:table-cell>
              </table:table-row>
              <table:table-row table:style-name="Table2.1">
                <table:table-cell table:style-name="Table2.A2" office:value-type="string">
                  <text:p text:style-name="P40">0x00000002</text:p>
                </table:table-cell>
                <table:table-cell table:style-name="Table2.A2" office:value-type="string">
                  <text:p text:style-name="P40">0xFFFFFFFE</text:p>
                </table:table-cell>
                <table:table-cell table:style-name="Table2.C2" office:value-type="float" office:value="1">
                  <text:p text:style-name="P40">1</text:p>
                </table:table-cell>
                <table:table-cell table:style-name="Table2.C2" office:value-type="float" office:value="2">
                  <text:p text:style-name="P40">2</text:p>
                </table:table-cell>
                <table:table-cell table:style-name="Table2.E2" office:value-type="string">
                  <text:p text:style-name="P40">0x00000002-0x00000003</text:p>
                </table:table-cell>
              </table:table-row>
              <table:table-row table:style-name="Table2.1">
                <table:table-cell table:style-name="Table2.A2" office:value-type="string">
                  <text:p text:style-name="P40">0x00000003</text:p>
                </table:table-cell>
                <table:table-cell table:style-name="Table2.A2" office:value-type="string">
                  <text:p text:style-name="P40">0xFFFFFFFC</text:p>
                </table:table-cell>
                <table:table-cell table:style-name="Table2.C2" office:value-type="float" office:value="2">
                  <text:p text:style-name="P40">2</text:p>
                </table:table-cell>
                <table:table-cell table:style-name="Table2.C2" office:value-type="float" office:value="4">
                  <text:p text:style-name="P40">4</text:p>
                </table:table-cell>
                <table:table-cell table:style-name="Table2.E2" office:value-type="string">
                  <text:p text:style-name="P40">0x00000000-0x00000003</text:p>
                </table:table-cell>
              </table:table-row>
              <table:table-row table:style-name="Table2.1">
                <table:table-cell table:style-name="Table2.A2" office:value-type="string">
                  <text:p text:style-name="P40">0x00000004</text:p>
                </table:table-cell>
                <table:table-cell table:style-name="Table2.A2" office:value-type="string">
                  <text:p text:style-name="P40">0xFFFFFFFC</text:p>
                </table:table-cell>
                <table:table-cell table:style-name="Table2.C2" office:value-type="float" office:value="2">
                  <text:p text:style-name="P40">2</text:p>
                </table:table-cell>
                <table:table-cell table:style-name="Table2.C2" office:value-type="float" office:value="4">
                  <text:p text:style-name="P40">4</text:p>
                </table:table-cell>
                <table:table-cell table:style-name="Table2.E2" office:value-type="string">
                  <text:p text:style-name="P40">0x00000004-0x00000007</text:p>
                </table:table-cell>
              </table:table-row>
              <table:table-row table:style-name="Table2.1">
                <table:table-cell table:style-name="Table2.A2" office:value-type="string">
                  <text:p text:style-name="P40">0x00000005</text:p>
                </table:table-cell>
                <table:table-cell table:style-name="Table2.A2" office:value-type="string">
                  <text:p text:style-name="P40">0xFFFFFFFE</text:p>
                </table:table-cell>
                <table:table-cell table:style-name="Table2.C2" office:value-type="float" office:value="2">
                  <text:p text:style-name="P40">2</text:p>
                </table:table-cell>
                <table:table-cell table:style-name="Table2.C2" office:value-type="float" office:value="4">
                  <text:p text:style-name="P40">4</text:p>
                </table:table-cell>
                <table:table-cell table:style-name="Table2.E2" office:value-type="string">
                  <text:p text:style-name="P40">0x00000004-0x00000005</text:p>
                </table:table-cell>
              </table:table-row>
              <table:table-row table:style-name="Table2.1">
                <table:table-cell table:style-name="Table2.A2" office:value-type="string">
                  <text:p text:style-name="P40">0x00ABCDEF</text:p>
                </table:table-cell>
                <table:table-cell table:style-name="Table2.A2" office:value-type="string">
                  <text:p text:style-name="P40">0xFFFFFFF0</text:p>
                </table:table-cell>
                <table:table-cell table:style-name="Table2.C2" office:value-type="float" office:value="4">
                  <text:p text:style-name="P40">4</text:p>
                </table:table-cell>
                <table:table-cell table:style-name="Table2.C2" office:value-type="float" office:value="16">
                  <text:p text:style-name="P40">16</text:p>
                </table:table-cell>
                <table:table-cell table:style-name="Table2.E2" office:value-type="string">
                  <text:p text:style-name="P40">0x00ABCDE0-0x00ABCDEF</text:p>
                </table:table-cell>
              </table:table-row>
              <table:table-row table:style-name="Table2.1">
                <table:table-cell table:style-name="Table2.A2" office:value-type="string">
                  <text:p text:style-name="P40">0x00ABCDF0</text:p>
                </table:table-cell>
                <table:table-cell table:style-name="Table2.A2" office:value-type="string">
                  <text:p text:style-name="P40">0xFFFFFFF0</text:p>
                </table:table-cell>
                <table:table-cell table:style-name="Table2.C2" office:value-type="float" office:value="4">
                  <text:p text:style-name="P40">4</text:p>
                </table:table-cell>
                <table:table-cell table:style-name="Table2.C2" office:value-type="float" office:value="16">
                  <text:p text:style-name="P40">16</text:p>
                </table:table-cell>
                <table:table-cell table:style-name="Table2.E2" office:value-type="string">
                  <text:p text:style-name="P40">0x00ABCDF0-0x00ABCDFF</text:p>
                </table:table-cell>
              </table:table-row>
              <table:table-row table:style-name="Table2.1">
                <table:table-cell table:style-name="Table2.A2" office:value-type="string">
                  <text:p text:style-name="P40">0x00ABCDE0</text:p>
                </table:table-cell>
                <table:table-cell table:style-name="Table2.A2" office:value-type="string">
                  <text:p text:style-name="P40">0xFFFFFFE0</text:p>
                </table:table-cell>
                <table:table-cell table:style-name="Table2.C2" office:value-type="float" office:value="5">
                  <text:p text:style-name="P40">5</text:p>
                </table:table-cell>
                <table:table-cell table:style-name="Table2.C2" office:value-type="float" office:value="32">
                  <text:p text:style-name="P40">32</text:p>
                </table:table-cell>
                <table:table-cell table:style-name="Table2.E2" office:value-type="string">
                  <text:p text:style-name="P40">0x00ABCDE0-0x00ABCDFF</text:p>
                </table:table-cell>
              </table:table-row>
              <table:table-row table:style-name="Table2.1">
                <table:table-cell table:style-name="Table2.A2" office:value-type="string">
                  <text:p text:style-name="P40">0x0000FFFF</text:p>
                </table:table-cell>
                <table:table-cell table:style-name="Table2.A2" office:value-type="string">
                  <text:p text:style-name="P40">0xFFFF0000</text:p>
                </table:table-cell>
                <table:table-cell table:style-name="Table2.C2" office:value-type="float" office:value="16">
                  <text:p text:style-name="P40">16</text:p>
                </table:table-cell>
                <table:table-cell table:style-name="Table2.A2" office:value-type="string">
                  <text:p text:style-name="P40">65k</text:p>
                </table:table-cell>
                <table:table-cell table:style-name="Table2.E2" office:value-type="string">
                  <text:p text:style-name="P40">0x00000000-0x0000FFFF</text:p>
                </table:table-cell>
              </table:table-row>
              <table:table-row table:style-name="Table2.1">
                <table:table-cell table:style-name="Table2.A2" office:value-type="string">
                  <text:p text:style-name="P40">0xABCD0000</text:p>
                </table:table-cell>
                <table:table-cell table:style-name="Table2.A2" office:value-type="string">
                  <text:p text:style-name="P40">0xFFFF0000</text:p>
                </table:table-cell>
                <table:table-cell table:style-name="Table2.C2" office:value-type="float" office:value="16">
                  <text:p text:style-name="P40">16</text:p>
                </table:table-cell>
                <table:table-cell table:style-name="Table2.A2" office:value-type="string">
                  <text:p text:style-name="P40">65k</text:p>
                </table:table-cell>
                <table:table-cell table:style-name="Table2.E2" office:value-type="string">
                  <text:p text:style-name="P40">0xABCD0000-0xABCDFF</text:p>
                  <text:p text:style-name="P40"><text:span text:style-name="T22">Example of fast clock.</text:span>FF</text:p>
                </table:table-cell>
              </table:table-row>
              <table:table-row table:style-name="Table2.1">
                <table:table-cell table:style-name="Table2.A2" office:value-type="string">
                  <text:p text:style-name="P40">0xFFFF0000</text:p>
                </table:table-cell>
                <table:table-cell table:style-name="Table2.A2" office:value-type="string">
                  <text:p text:style-name="P40">0xFFFF0000</text:p>
                </table:table-cell>
                <table:table-cell table:style-name="Table2.C2" office:value-type="float" office:value="16">
                  <text:p text:style-name="P40">16</text:p>
                </table:table-cell>
                <table:table-cell table:style-name="Table2.A2" office:value-type="string">
                  <text:p text:style-name="P40">65k</text:p>
                </table:table-cell>
                <table:table-cell table:style-name="Table2.E2" office:value-type="string">
                  <text:p text:style-name="P40">0xFFFF0000-0xFFFFFFFF</text:p>
                </table:table-cell>
              </table:table-row>
            </table:table>
            <text:p text:style-name="P4"/>
            <text:p text:style-name="P2"/>
          </text:deletion>
        </text:changed-region>
        <text:changed-region xml:id="ct246255504" text:id="ct246255504">
          <text:insertion>
            <office:change-info>
              <dc:creator>Bob Jacobsen</dc:creator>
              <dc:date>2013-01-27T08:39:00</dc:date>
            </office:change-info>
          </text:insertion>
        </text:changed-region>
        <text:changed-region xml:id="ct567048144" text:id="ct567048144">
          <text:insertion>
            <office:change-info>
              <dc:creator>Bob Jacobsen</dc:creator>
              <dc:date>2013-01-27T08:40:00</dc:date>
            </office:change-info>
          </text:insertion>
        </text:changed-region>
        <text:changed-region xml:id="ct245567360" text:id="ct245567360">
          <text:insertion>
            <office:change-info>
              <dc:creator>Bob Jacobsen</dc:creator>
              <dc:date>2013-01-27T08:40:00</dc:date>
            </office:change-info>
          </text:insertion>
        </text:changed-region>
        <text:changed-region xml:id="ct245567456" text:id="ct245567456">
          <text:deletion>
            <office:change-info>
              <dc:creator>Bob Jacobsen</dc:creator>
              <dc:date>2013-01-27T08:38:00</dc:date>
            </office:change-info>
            <text:p text:style-name="P5"><text:s text:c="2"/><office:annotation><dc:creator>Bob Jacobsen</dc:creator><dc:date>2013-01-23T07:36:11</dc:date><text:p text:style-name="P41"><text:span text:style-name="T24">DPH asked: [?what is this referring to?] It refers to the requirement that nodes not send a Consumer Range Identified unless they're consuming at least 50% of that range.</text:span></text:p></office:annotation></text:p>
          </text:deletion>
        </text:changed-region>
        <text:changed-region xml:id="ct566846992" text:id="ct566846992">
          <text:insertion>
            <office:change-info>
              <dc:creator>Bob Jacobsen</dc:creator>
              <dc:date>2013-01-27T08:40:00</dc:date>
            </office:change-info>
          </text:insertion>
        </text:changed-region>
        <text:changed-region xml:id="ct566961888" text:id="ct566961888">
          <text:insertion>
            <office:change-info>
              <dc:creator>Bob Jacobsen</dc:creator>
              <dc:date>2013-01-27T08:41:00</dc:date>
            </office:change-info>
          </text:insertion>
        </text:changed-region>
        <text:changed-region xml:id="ct567066384" text:id="ct567066384">
          <text:deletion>
            <office:change-info>
              <dc:creator>Bob Jacobsen</dc:creator>
              <dc:date>2013-01-27T08:41:00</dc:date>
            </office:change-info>
            <text:p text:style-name="P5">The 50% is to allow rounding up to the enclosing bit, but no further.</text:p>
          </text:deletion>
        </text:changed-region>
        <text:changed-region xml:id="ct566690480" text:id="ct566690480">
          <text:insertion>
            <office:change-info>
              <dc:creator>Bob Jacobsen</dc:creator>
              <dc:date>2013-01-27T08:41:00</dc:date>
            </office:change-info>
          </text:insertion>
        </text:changed-region>
        <text:changed-region xml:id="ct566504304" text:id="ct566504304">
          <text:deletion>
            <office:change-info>
              <dc:creator>Bob Jacobsen</dc:creator>
              <dc:date>2013-01-27T08:42:00</dc:date>
            </office:change-info>
            <text:p text:style-name="Standard">d</text:p>
          </text:deletion>
        </text:changed-region>
        <text:changed-region xml:id="ct566635328" text:id="ct566635328">
          <text:insertion>
            <office:change-info>
              <dc:creator>Bob Jacobsen</dc:creator>
              <dc:date>2013-01-27T08:42:00</dc:date>
            </office:change-info>
          </text:insertion>
        </text:changed-region>
        <text:changed-region xml:id="ct566474720" text:id="ct566474720">
          <text:insertion>
            <office:change-info>
              <dc:creator>Bob Jacobsen</dc:creator>
              <dc:date>2013-01-27T08:42:00</dc:date>
            </office:change-info>
          </text:insertion>
        </text:changed-region>
        <text:changed-region xml:id="ct246216400" text:id="ct246216400">
          <text:insertion>
            <office:change-info>
              <dc:creator>Bob Jacobsen</dc:creator>
              <dc:date>2013-01-27T08:42:00</dc:date>
            </office:change-info>
          </text:insertion>
        </text:changed-region>
        <text:changed-region xml:id="ct246216496" text:id="ct246216496">
          <text:deletion>
            <office:change-info>
              <dc:creator>Bob Jacobsen</dc:creator>
              <dc:date>2013-01-27T08:42:00</dc:date>
            </office:change-info>
            <text:p text:style-name="Standard"><text:s text:c="2"/></text:p>
          </text:deletion>
        </text:changed-region>
        <text:changed-region xml:id="ct566680224" text:id="ct566680224">
          <text:deletion>
            <office:change-info>
              <dc:creator>Bob Jacobsen</dc:creator>
              <dc:date>2013-01-27T08:43:00</dc:date>
            </office:change-info>
            <text:p text:style-name="Standard"><text:s/></text:p>
          </text:deletion>
        </text:changed-region>
        <text:changed-region xml:id="ct566503648" text:id="ct566503648">
          <text:deletion>
            <office:change-info>
              <dc:creator>Bob Jacobsen</dc:creator>
              <dc:date>2013-01-27T08:43:00</dc:date>
            </office:change-info>
            <text:p text:style-name="Standard"><text:s text:c="2"/></text:p>
          </text:deletion>
        </text:changed-region>
        <text:changed-region xml:id="ct566503744" text:id="ct566503744">
          <text:insertion>
            <office:change-info>
              <dc:creator>Bob Jacobsen</dc:creator>
              <dc:date>2013-01-27T08:43:00</dc:date>
            </office:change-info>
          </text:insertion>
        </text:changed-region>
        <text:changed-region xml:id="ct566280896" text:id="ct566280896">
          <text:deletion>
            <office:change-info>
              <dc:creator>Bob Jacobsen</dc:creator>
              <dc:date>2013-01-27T08:45:00</dc:date>
            </office:change-info>
            <text:p text:style-name="Standard">You </text:p>
          </text:deletion>
        </text:changed-region>
        <text:changed-region xml:id="ct567077776" text:id="ct567077776">
          <text:insertion>
            <office:change-info>
              <dc:creator>Bob Jacobsen</dc:creator>
              <dc:date>2013-01-27T08:45:00</dc:date>
            </office:change-info>
          </text:insertion>
        </text:changed-region>
        <text:changed-region xml:id="ct504704192" text:id="ct504704192">
          <text:deletion>
            <office:change-info>
              <dc:creator>Bob Jacobsen</dc:creator>
              <dc:date>2013-01-27T08:45:00</dc:date>
            </office:change-info>
            <text:p text:style-name="Standard"><text:s/></text:p>
          </text:deletion>
        </text:changed-region>
        <text:changed-region xml:id="ct566295264" text:id="ct566295264">
          <text:insertion>
            <office:change-info>
              <dc:creator>Bob Jacobsen</dc:creator>
              <dc:date>2013-01-27T08:45:00</dc:date>
            </office:change-info>
          </text:insertion>
        </text:changed-region>
        <text:changed-region xml:id="ct566480704" text:id="ct566480704">
          <text:insertion>
            <office:change-info>
              <dc:creator>Bob Jacobsen</dc:creator>
              <dc:date>2013-01-27T08:47:00</dc:date>
            </office:change-info>
          </text:insertion>
        </text:changed-region>
        <text:changed-region xml:id="ct566846368" text:id="ct566846368">
          <text:deletion>
            <office:change-info>
              <dc:creator>Bob Jacobsen</dc:creator>
              <dc:date>2013-01-27T08:47:00</dc:date>
            </office:change-info>
            <text:p text:style-name="Standard">PI/PRI </text:p>
          </text:deletion>
        </text:changed-region>
        <text:changed-region xml:id="ct246268960" text:id="ct246268960">
          <text:insertion>
            <office:change-info>
              <dc:creator>Bob Jacobsen</dc:creator>
              <dc:date>2013-01-27T08:48:00</dc:date>
            </office:change-info>
          </text:insertion>
        </text:changed-region>
        <text:changed-region xml:id="ct246269056" text:id="ct246269056">
          <text:deletion>
            <office:change-info>
              <dc:creator>Bob Jacobsen</dc:creator>
              <dc:date>2013-01-27T08:48:00</dc:date>
            </office:change-info>
            <text:p text:style-name="Standard">or CI/CRI</text:p>
          </text:deletion>
        </text:changed-region>
        <text:changed-region xml:id="ct504512816" text:id="ct504512816">
          <text:insertion>
            <office:change-info>
              <dc:creator>Bob Jacobsen</dc:creator>
              <dc:date>2013-01-27T08:48:00</dc:date>
            </office:change-info>
          </text:insertion>
        </text:changed-region>
        <text:changed-region xml:id="ct567088448" text:id="ct567088448">
          <text:deletion>
            <office:change-info>
              <dc:creator>Bob Jacobsen</dc:creator>
              <dc:date>2013-01-27T08:48:00</dc:date>
            </office:change-info>
            <text:p text:style-name="Standard">IC</text:p>
          </text:deletion>
        </text:changed-region>
        <text:changed-region xml:id="ct567088544" text:id="ct567088544">
          <text:insertion>
            <office:change-info>
              <dc:creator>Bob Jacobsen</dc:creator>
              <dc:date>2013-01-27T08:48:00</dc:date>
            </office:change-info>
          </text:insertion>
        </text:changed-region>
        <text:changed-region xml:id="ct504571584" text:id="ct504571584">
          <text:deletion>
            <office:change-info>
              <dc:creator>Bob Jacobsen</dc:creator>
              <dc:date>2013-01-27T08:48:00</dc:date>
            </office:change-info>
            <text:p text:style-name="Standard">OK</text:p>
          </text:deletion>
        </text:changed-region>
        <text:changed-region xml:id="ct504571680" text:id="ct504571680">
          <text:insertion>
            <office:change-info>
              <dc:creator>Bob Jacobsen</dc:creator>
              <dc:date>2013-01-27T08:48:00</dc:date>
            </office:change-info>
          </text:insertion>
        </text:changed-region>
        <text:changed-region xml:id="ct504454496" text:id="ct504454496">
          <text:insertion>
            <office:change-info>
              <dc:creator>Bob Jacobsen</dc:creator>
              <dc:date>2013-01-27T08:49:00</dc:date>
            </office:change-info>
          </text:insertion>
        </text:changed-region>
        <text:changed-region xml:id="ct566794064" text:id="ct566794064">
          <text:deletion>
            <office:change-info>
              <dc:creator>Bob Jacobsen</dc:creator>
              <dc:date>2013-01-27T08:47:00</dc:date>
            </office:change-info>
            <text:p text:style-name="Standard">. <text:s/></text:p>
          </text:deletion>
        </text:changed-region>
        <text:changed-region xml:id="ct504562064" text:id="ct504562064">
          <text:insertion>
            <office:change-info>
              <dc:creator>Bob Jacobsen</dc:creator>
              <dc:date>2013-01-27T08:47:00</dc:date>
            </office:change-info>
          </text:insertion>
        </text:changed-region>
        <text:changed-region xml:id="ct566275488" text:id="ct566275488">
          <text:insertion>
            <office:change-info>
              <dc:creator>Bob Jacobsen</dc:creator>
              <dc:date>2013-01-27T08:51:00</dc:date>
            </office:change-info>
          </text:insertion>
        </text:changed-region>
        <text:changed-region xml:id="ct263800320" text:id="ct263800320">
          <text:deletion>
            <office:change-info>
              <dc:creator>Bob Jacobsen</dc:creator>
              <dc:date>2013-01-27T08:52:00</dc:date>
            </office:change-info>
            <text:p text:style-name="Standard">emit</text:p>
          </text:deletion>
        </text:changed-region>
        <text:changed-region xml:id="ct509160800" text:id="ct509160800">
          <text:insertion>
            <office:change-info>
              <dc:creator>Bob Jacobsen</dc:creator>
              <dc:date>2013-01-27T08:52:00</dc:date>
            </office:change-info>
          </text:insertion>
        </text:changed-region>
        <text:changed-region xml:id="ct509523488" text:id="ct509523488">
          <text:deletion>
            <office:change-info>
              <dc:creator>Bob Jacobsen</dc:creator>
              <dc:date>2013-01-27T08:52:00</dc:date>
            </office:change-info>
            <text:p text:style-name="Standard">P/C Event ID</text:p>
          </text:deletion>
        </text:changed-region>
        <text:changed-region xml:id="ct263460144" text:id="ct263460144">
          <text:insertion>
            <office:change-info>
              <dc:creator>Bob Jacobsen</dc:creator>
              <dc:date>2013-01-27T08:52:00</dc:date>
            </office:change-info>
          </text:insertion>
        </text:changed-region>
        <text:changed-region xml:id="ct264209696" text:id="ct264209696">
          <text:deletion>
            <office:change-info>
              <dc:creator>Bob Jacobsen</dc:creator>
              <dc:date>2013-01-27T08:53:00</dc:date>
            </office:change-info>
            <text:p text:style-name="Standard">ir</text:p>
          </text:deletion>
        </text:changed-region>
        <text:changed-region xml:id="ct508988384" text:id="ct508988384">
          <text:insertion>
            <office:change-info>
              <dc:creator>Bob Jacobsen</dc:creator>
              <dc:date>2013-01-27T08:53:00</dc:date>
            </office:change-info>
          </text:insertion>
        </text:changed-region>
        <text:changed-region xml:id="ct85427216" text:id="ct85427216">
          <text:deletion>
            <office:change-info>
              <dc:creator>Bob Jacobsen</dc:creator>
              <dc:date>2013-01-27T08:53:00</dc:date>
            </office:change-info>
            <text:p text:style-name="Standard">.</text:p>
            <text:p text:style-name="Standard"/>
          </text:deletion>
        </text:changed-region>
        <text:changed-region xml:id="ct263699584" text:id="ct263699584">
          <text:insertion>
            <office:change-info>
              <dc:creator>Bob Jacobsen</dc:creator>
              <dc:date>2013-01-27T08:53:00</dc:date>
            </office:change-info>
          </text:insertion>
        </text:changed-region>
        <text:changed-region xml:id="ct195246224" text:id="ct195246224">
          <text:deletion>
            <office:change-info>
              <dc:creator>Bob Jacobsen</dc:creator>
              <dc:date>2013-01-27T08:50:00</dc:date>
            </office:change-info>
            <text:p text:style-name="P6">, alternately, </text:p>
          </text:deletion>
        </text:changed-region>
        <text:changed-region xml:id="ct384387232" text:id="ct384387232">
          <text:insertion>
            <office:change-info>
              <dc:creator>Bob Jacobsen</dc:creator>
              <dc:date>2013-01-27T08:50:00</dc:date>
            </office:change-info>
          </text:insertion>
        </text:changed-region>
        <text:changed-region xml:id="ct524249680" text:id="ct524249680">
          <text:deletion>
            <office:change-info>
              <dc:creator>Bob Jacobsen</dc:creator>
              <dc:date>2013-01-27T08:50:00</dc:date>
            </office:change-info>
            <text:p text:style-name="P6">, the Peer-to-Peer Model, or the Publish-Subscribe Model</text:p>
          </text:deletion>
        </text:changed-region>
        <text:changed-region xml:id="ct529657264" text:id="ct529657264">
          <text:deletion>
            <office:change-info>
              <dc:creator>Bob Jacobsen</dc:creator>
              <dc:date>2013-01-27T08:53:00</dc:date>
            </office:change-info>
            <text:p text:style-name="P7"><text:span text:style-name="T4">such event#s</text:span></text:p>
          </text:deletion>
        </text:changed-region>
        <text:changed-region xml:id="ct529968000" text:id="ct529968000">
          <text:insertion>
            <office:change-info>
              <dc:creator>Bob Jacobsen</dc:creator>
              <dc:date>2013-01-27T08:53:00</dc:date>
            </office:change-info>
          </text:insertion>
        </text:changed-region>
        <text:changed-region xml:id="ct524089312" text:id="ct524089312">
          <text:insertion>
            <office:change-info>
              <dc:creator>Bob Jacobsen</dc:creator>
              <dc:date>2013-01-27T08:54:00</dc:date>
            </office:change-info>
          </text:insertion>
        </text:changed-region>
        <text:changed-region xml:id="ct259018848" text:id="ct259018848">
          <text:deletion>
            <office:change-info>
              <dc:creator>Bob Jacobsen</dc:creator>
              <dc:date>2013-01-27T08:54:00</dc:date>
            </office:change-info>
            <text:p text:style-name="P7"><text:span text:style-name="T4">an event#</text:span></text:p>
          </text:deletion>
        </text:changed-region>
        <text:changed-region xml:id="ct467224192" text:id="ct467224192">
          <text:insertion>
            <office:change-info>
              <dc:creator>Bob Jacobsen</dc:creator>
              <dc:date>2013-01-27T08:54:00</dc:date>
            </office:change-info>
          </text:insertion>
        </text:changed-region>
        <text:changed-region xml:id="ct195598480" text:id="ct195598480">
          <text:deletion>
            <office:change-info>
              <dc:creator>Bob Jacobsen</dc:creator>
              <dc:date>2013-01-27T08:54:00</dc:date>
            </office:change-info>
            <text:p text:style-name="P7"><text:span text:style-name="T4"/></text:p>
            <text:p text:style-name="P7">Performance &amp; loading at node startup, layout startup particularly on CAN. Numbers and simulations.</text:p>
          </text:deletion>
        </text:changed-region>
        <text:changed-region xml:id="ct195117712" text:id="ct195117712">
          <text:insertion>
            <office:change-info>
              <dc:creator>Bob Jacobsen</dc:creator>
              <dc:date>2013-01-27T08:54:00</dc:date>
            </office:change-info>
          </text:insertion>
        </text:changed-region>
        <text:changed-region xml:id="ct384253904" text:id="ct384253904">
          <text:deletion>
            <office:change-info>
              <dc:creator>Bob Jacobsen</dc:creator>
              <dc:date>2013-01-27T08:56:00</dc:date>
            </office:change-info>
            <text:h text:style-name="Heading_20_2" text:outline-level="2">Merge the example in http://openlcb.org/trunk/documents/examples/CAN-TCP-CAN-TCP-example.html</text:h>
          </text:deletion>
        </text:changed-region>
        <text:changed-region xml:id="ct467280800" text:id="ct467280800">
          <text:insertion>
            <office:change-info>
              <dc:creator>Bob Jacobsen</dc:creator>
              <dc:date>2013-01-27T08:56:00</dc:date>
            </office:change-info>
          </text:insertion>
        </text:changed-region>
        <text:changed-region xml:id="ct259241984" text:id="ct259241984">
          <text:insertion>
            <office:change-info>
              <dc:creator>Bob Jacobsen</dc:creator>
              <dc:date>2013-01-27T08:59:00</dc:date>
            </office:change-info>
          </text:insertion>
        </text:changed-region>
        <text:changed-region xml:id="ct467289488" text:id="ct467289488">
          <text:insertion>
            <office:change-info>
              <dc:creator>Bob Jacobsen</dc:creator>
              <dc:date>2013-01-27T08:56:00</dc:date>
            </office:change-info>
          </text:insertion>
        </text:changed-region>
        <text:changed-region xml:id="ct507419680" text:id="ct507419680">
          <text:insertion>
            <office:change-info>
              <dc:creator>Bob Jacobsen</dc:creator>
              <dc:date>2013-01-27T09:11:00</dc:date>
            </office:change-info>
          </text:insertion>
        </text:changed-region>
        <text:changed-region xml:id="ct523965104" text:id="ct523965104">
          <text:insertion>
            <office:change-info>
              <dc:creator>Bob Jacobsen</dc:creator>
              <dc:date>2013-01-27T09:12:00</dc:date>
            </office:change-info>
          </text:insertion>
        </text:changed-region>
        <text:changed-region xml:id="ct57118736" text:id="ct57118736">
          <text:insertion>
            <office:change-info>
              <dc:creator>Bob Jacobsen</dc:creator>
              <dc:date>2013-01-27T09:17:00</dc:date>
            </office:change-info>
          </text:insertion>
        </text:changed-region>
        <text:changed-region xml:id="ct384582816" text:id="ct384582816">
          <text:insertion>
            <office:change-info>
              <dc:creator>Bob Jacobsen</dc:creator>
              <dc:date>2013-01-27T09:18:00</dc:date>
            </office:change-info>
          </text:insertion>
        </text:changed-region>
        <text:changed-region xml:id="ct384736368" text:id="ct384736368">
          <text:insertion>
            <office:change-info>
              <dc:creator>Bob Jacobsen</dc:creator>
              <dc:date>2013-01-27T09:19:00</dc:date>
            </office:change-info>
          </text:insertion>
        </text:changed-region>
        <text:changed-region xml:id="ct384255776" text:id="ct384255776">
          <text:deletion>
            <office:change-info>
              <dc:creator>Bob Jacobsen</dc:creator>
              <dc:date>2013-01-27T09:19:00</dc:date>
            </office:change-info>
            <text:p text:style-name="Standard">: a</text:p>
          </text:deletion>
        </text:changed-region>
        <text:changed-region xml:id="ct529762000" text:id="ct529762000">
          <text:insertion>
            <office:change-info>
              <dc:creator>Bob Jacobsen</dc:creator>
              <dc:date>2013-01-27T09:19:00</dc:date>
            </office:change-info>
          </text:insertion>
        </text:changed-region>
        <text:changed-region xml:id="ct259104144" text:id="ct259104144">
          <text:insertion>
            <office:change-info>
              <dc:creator>Bob Jacobsen</dc:creator>
              <dc:date>2013-01-27T09:19:00</dc:date>
            </office:change-info>
          </text:insertion>
        </text:changed-region>
        <text:changed-region xml:id="ct523488592" text:id="ct523488592">
          <text:deletion>
            <office:change-info>
              <dc:creator>Bob Jacobsen</dc:creator>
              <dc:date>2013-01-27T09:19:00</dc:date>
            </office:change-info>
            <text:p text:style-name="Standard">s</text:p>
          </text:deletion>
        </text:changed-region>
        <text:changed-region xml:id="ct259672544" text:id="ct259672544">
          <text:insertion>
            <office:change-info>
              <dc:creator>Bob Jacobsen</dc:creator>
              <dc:date>2013-01-27T09:19:00</dc:date>
            </office:change-info>
          </text:insertion>
        </text:changed-region>
        <text:changed-region xml:id="ct384194560" text:id="ct384194560">
          <text:deletion>
            <office:change-info>
              <dc:creator>Bob Jacobsen</dc:creator>
              <dc:date>2013-01-27T09:20:00</dc:date>
            </office:change-info>
            <text:p text:style-name="Standard">(</text:p>
          </text:deletion>
        </text:changed-region>
        <text:changed-region xml:id="ct523690096" text:id="ct523690096">
          <text:deletion>
            <office:change-info>
              <dc:creator>Bob Jacobsen</dc:creator>
              <dc:date>2013-01-27T09:20:00</dc:date>
            </office:change-info>
            <text:p text:style-name="Standard">)</text:p>
          </text:deletion>
        </text:changed-region>
        <text:changed-region xml:id="ct485451408" text:id="ct485451408">
          <text:deletion>
            <office:change-info>
              <dc:creator>Bob Jacobsen</dc:creator>
              <dc:date>2013-01-27T09:21:00</dc:date>
            </office:change-info>
            <text:p text:style-name="Standard">So we have created a central spreadsheet on which uses can be recorded. </text:p>
          </text:deletion>
        </text:changed-region>
        <text:changed-region xml:id="ct384615376" text:id="ct384615376">
          <text:insertion>
            <office:change-info>
              <dc:creator>Bob Jacobsen</dc:creator>
              <dc:date>2013-01-27T09:21:00</dc:date>
            </office:change-info>
          </text:insertion>
        </text:changed-region>
        <text:changed-region xml:id="ct529947968" text:id="ct529947968">
          <text:insertion>
            <office:change-info>
              <dc:creator>Bob Jacobsen</dc:creator>
              <dc:date>2013-01-27T09:22:00</dc:date>
            </office:change-info>
          </text:insertion>
        </text:changed-region>
        <text:changed-region xml:id="ct485043744" text:id="ct485043744">
          <text:deletion>
            <office:change-info>
              <dc:creator>Bob Jacobsen</dc:creator>
              <dc:date>2013-01-27T09:25:00</dc:date>
            </office:change-info>
            <text:p text:style-name="Standard"><text:span text:style-name="T5">eserved ID in their upper six bytes to ensure uniqueness and simplify recognition.</text:span></text:p>
          </text:deletion>
        </text:changed-region>
        <text:changed-region xml:id="ct384468864" text:id="ct384468864">
          <text:deletion>
            <office:change-info>
              <dc:creator>Bob Jacobsen</dc:creator>
              <dc:date>2013-01-27T09:24:00</dc:date>
            </office:change-info>
            <text:p text:style-name="Standard"><text:span text:style-name="T5">a r</text:span></text:p>
          </text:deletion>
        </text:changed-region>
        <text:changed-region xml:id="ct485231872" text:id="ct485231872">
          <text:deletion>
            <office:change-info>
              <dc:creator>Bob Jacobsen</dc:creator>
              <dc:date>2013-01-27T09:25:00</dc:date>
            </office:change-info>
            <text:p text:style-name="Standard"><text:span text:style-name="T5"/></text:p>
            <text:p text:style-name="Standard">All of these are assigned<text:span text:style-name="T5"> with </text:span></text:p>
          </text:deletion>
        </text:changed-region>
        <text:changed-region xml:id="ct195059072" text:id="ct195059072">
          <text:deletion>
            <office:change-info>
              <dc:creator>Bob Jacobsen</dc:creator>
              <dc:date>2013-01-27T09:23:00</dc:date>
            </office:change-info>
            <text:p text:style-name="Standard"><text:span text:style-name="T5">This will eventually provide a machine-accessible record.</text:span><text:span text:style-name="T5"><office:annotation><dc:creator>Bob Jacobsen</dc:creator><dc:date>2013-01-23T07:37:28</dc:date><text:p text:style-name="P41"><text:span text:style-name="T24">DPH: <text:s text:c="2"/>[[reference needed] Right now, it's on the web at http://www.openlcb.org/trunk/specs/EventIdAllocations.pdf and </text:span><text:span text:style-name="T24"><text:a xlink:href="http://www.openlcb.org/trunk/specs/EventIdAllocations.ods">http://www.openlcb.org/trunk/specs/EventIdAllocations.ods</text:a></text:span><text:span text:style-name="T24"> Should that be a footnote, endnote or in-line?</text:span></text:p></office:annotation></text:span></text:p>
          </text:deletion>
        </text:changed-region>
        <text:changed-region xml:id="ct195135152" text:id="ct195135152">
          <text:insertion>
            <office:change-info>
              <dc:creator>Bob Jacobsen</dc:creator>
              <dc:date>2013-01-27T09:29:00</dc:date>
            </office:change-info>
          </text:insertion>
        </text:changed-region>
        <text:changed-region xml:id="ct506464336" text:id="ct506464336">
          <text:deletion>
            <office:change-info>
              <dc:creator>Bob Jacobsen</dc:creator>
              <dc:date>2013-01-27T09:30:00</dc:date>
            </office:change-info>
            <text:p text:style-name="Standard">Nodes using these </text:p>
          </text:deletion>
        </text:changed-region>
        <text:changed-region xml:id="ct259670496" text:id="ct259670496">
          <text:insertion>
            <office:change-info>
              <dc:creator>Bob Jacobsen</dc:creator>
              <dc:date>2013-01-27T09:30:00</dc:date>
            </office:change-info>
          </text:insertion>
        </text:changed-region>
        <text:changed-region xml:id="ct506536896" text:id="ct506536896">
          <text:deletion>
            <office:change-info>
              <dc:creator>Bob Jacobsen</dc:creator>
              <dc:date>2013-01-27T09:30:00</dc:date>
            </office:change-info>
            <text:p text:style-name="Standard">listing</text:p>
          </text:deletion>
        </text:changed-region>
        <text:changed-region xml:id="ct485122736" text:id="ct485122736">
          <text:insertion>
            <office:change-info>
              <dc:creator>Bob Jacobsen</dc:creator>
              <dc:date>2013-01-27T09:30:00</dc:date>
            </office:change-info>
          </text:insertion>
        </text:changed-region>
        <text:changed-region xml:id="ct523364656" text:id="ct523364656">
          <text:insertion>
            <office:change-info>
              <dc:creator>Bob Jacobsen</dc:creator>
              <dc:date>2013-01-27T09:27:00</dc:date>
            </office:change-info>
          </text:insertion>
        </text:changed-region>
        <text:changed-region xml:id="ct195593440" text:id="ct195593440">
          <text:deletion>
            <office:change-info>
              <dc:creator>Bob Jacobsen</dc:creator>
              <dc:date>2013-01-27T09:20:00</dc:date>
            </office:change-info>
            <text:p text:style-name="Standard">e</text:p>
          </text:deletion>
        </text:changed-region>
        <text:changed-region xml:id="ct195117488" text:id="ct195117488">
          <text:insertion>
            <office:change-info>
              <dc:creator>Bob Jacobsen</dc:creator>
              <dc:date>2013-01-27T09:20:00</dc:date>
            </office:change-info>
          </text:insertion>
        </text:changed-region>
        <text:changed-region xml:id="ct384632768" text:id="ct384632768">
          <text:deletion>
            <office:change-info>
              <dc:creator>Bob Jacobsen</dc:creator>
              <dc:date>2013-01-27T09:20:00</dc:date>
            </office:change-info>
            <text:p text:style-name="Standard">(and that isn't a datagram) </text:p>
          </text:deletion>
        </text:changed-region>
        <text:changed-region xml:id="ct384553184" text:id="ct384553184">
          <text:insertion>
            <office:change-info>
              <dc:creator>Bob Jacobsen</dc:creator>
              <dc:date>2013-01-27T08: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Introduction</text:h>
      <text:p text:style-name="Standard">This Technical Note contains informative discussion and background for the corresponding “OpenLCB CAN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3">the</text:span> sum of the inputs that trigger the production of the PCER by the producer(s<text:span text:style-name="T1">) and the action(s) taken by the consumer(s).</text:span><text:change-start text:change-id="ct54198336"/></text:p>
      <text:p text:style-name="Standard"><text:change-end text:change-id="ct54198336"/><text:change text:change-id="ct505241184"/><text:span text:style-name="T1">Its main advantage is the knowledge independence it imparts between all of </text:span><text:span text:style-name="T13">the</text:span><text:span text:style-name="T1"> nodes involved in an event. <text:s/>Ex</text:span><text:span text:style-name="T11">pressed in more anthropomorphic terms, </text:span><text:span text:style-name="T2">neither the producers nor consumers or a PCER are aware of each other. <text:s/>This adds flexibility to the system, since more producers or consumers of the PCER can be added to implement the associated event, without concern of side effects to </text:span><text:span text:style-name="T14">the</text:span><text:span text:style-name="T2"> the other nodes involved in </text:span><text:span text:style-name="T14">the</text:span><text:span text:style-name="T2"> event.</text:span><text:change text:change-id="ct504664304"/><text:note text:id="ftn1" text:note-class="footnote"><text:note-citation>1</text:note-citation><text:note-body><text:p text:style-name="P20"><text:change-start text:change-id="ct566919072"/><text:span text:style-name="T18">D. Miorandi and S. Vitturi, “Performance analysis of producer/consumer protocols over IEEE 802.11 wireless links”, </text:span><text:span text:style-name="T19">Proc. IEEE Workshop Factory Communication Systems (WFCS)</text:span><text:span text:style-name="T20">, 2004 </text:span><text:change-end text:change-id="ct566919072"/></text:p></text:note-body></text:note><text:note text:id="ftn2" text:note-class="footnote"><text:note-citation>2</text:note-citation><text:note-body><text:p text:style-name="Footnote"><text:span text:style-name="T21">The Producer/Consumer Model and Control System Design ControlLogix 1999 </text:span>https://cours.etsmtl.ca/gpa774/Cours/old-24-03-04/Documentations/Rockwell/articles/Producer_Consumer.html</text:p></text:note-body></text:note><text:change text:change-id="ct245540032"/></text:p>
      <text:p text:style-name="Standard">The P/C Event ID included in a PCER message is a 8-byte unique identifier. The method for assigning these and ensuring their uniqueness is in the <text:change-start text:change-id="ct504723360"/>Open<text:change-end text:change-id="ct504723360"/><text:change-start text:change-id="ct246208768"/>LCB <text:change-end text:change-id="ct246208768"/>Event <text:change text:change-id="ct566679840"/><text:change-start text:change-id="ct246224208"/>Identifiers<text:change-end text:change-id="ct246224208"/> Standard and Technical Note.<text:change text:change-id="ct504615088"/><text:change-start text:change-id="ct245706064"/> <text:change-end text:change-id="ct245706064"/><text:change-start text:change-id="ct566479808"/></text:p>
      <text:p text:style-name="Standard"><text:change-end text:change-id="ct566479808"/>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
      <text:h text:style-name="Heading_20_2" text:outline-level="2"><text:soft-page-break/>Intended Use<text:change text:change-id="ct54103920"/></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3">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text:change text:change-id="ct245659984"/><text:change-start text:change-id="ct566925056"/>code<text:change-end text:change-id="ct566925056"/> <text:span text:style-name="T3">the</text:span> time. <text:s/></text:p>
      <text:h text:style-name="Heading_20_2" text:outline-level="2">References and Context</text:h>
      <text:p text:style-name="Standard"> For more information on format and presentation, see: </text:p>
      <text:list xml:id="list6350723341173765845" text:style-name="L1">
        <text:list-item>
          <text:p text:style-name="P29">OpenLCB Common Information Technical Note</text:p>
        </text:list-item>
      </text:list>
      <text:p text:style-name="Standard">For more information on MTI values and how they are laid out, see:</text:p>
      <text:list xml:id="list950131297566366881" text:style-name="L2">
        <text:list-item>
          <text:p text:style-name="P30">OpenLCB Message Network Standard<text:note text:id="ftn3" text:note-class="footnote"><text:note-citation>3</text:note-citation><text:note-body><text:p text:style-name="Footnote">As of the time of this writing, the OpenLCB Message Network Standard was still in preparation. See the OpenLCB web site documents page for current status: http://openlcb.org/trunk/specs/index.html</text:p></text:note-body></text:note></text:p>
        </text:list-item>
        <text:list-item>
          <text:p text:style-name="P30">MTI allocation table<text:note text:id="ftn4" text:note-class="footnote"><text:note-citation>4</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3">the</text:span> form 0bv...0 and the mask 0b0...m. <text:s/>If the lowest bit of the base value is a one, then the combined form is 0bv...0. <text:s/>However, if the lowest bit of <text:span text:style-name="T3">the</text:span> base value is a zero, then the mask is inverted and the combined form becomes 0bv...1. <text:s/></text:p>
      <text:p text:style-name="Standard"><draw:g text:anchor-type="paragraph" draw:z-index="15" draw:style-name="gr3"><draw:rect draw:style-name="gr5" draw:text-style-name="P45" svg:width="0.1579in" svg:height="0.3157in" svg:x="2.6157in" svg:y="0.263in"><text:p text:style-name="P44"><text:span text:style-name="T26">0</text:span></text:p></draw:rect><draw:rect draw:style-name="gr5" draw:text-style-name="P45" svg:width="0.1579in" svg:height="0.3157in" svg:x="1.7102in" svg:y="0.263in"><text:p text:style-name="P44"><text:span text:style-name="T26">x</text:span></text:p></draw:rect><draw:rect draw:style-name="gr5" draw:text-style-name="P45" svg:width="0.1571in" svg:height="0.3157in" svg:x="2.4591in" svg:y="0.263in"><text:p text:style-name="P44"><text:span text:style-name="T26">x</text:span></text:p></draw:rect><draw:rect draw:style-name="gr5" draw:text-style-name="P45" xml:id="id7" draw:id="id7" svg:width="0.1579in" svg:height="0.3157in" svg:x="2.3012in" svg:y="0.263in"><text:p text:style-name="P44"><text:span text:style-name="T26">x</text:span></text:p></draw:rect><draw:rect draw:style-name="gr5" draw:text-style-name="P45" svg:width="0.1579in" svg:height="0.3157in" svg:x="2.1437in" svg:y="0.263in"><text:p text:style-name="P44"><text:span text:style-name="T26">x</text:span></text:p></draw:rect><draw:rect draw:style-name="gr5" draw:text-style-name="P45" svg:width="0.1579in" svg:height="0.3157in" svg:x="3.2457in" svg:y="0.263in"><text:p text:style-name="P44"><text:span text:style-name="T26">0</text:span></text:p></draw:rect><draw:rect draw:style-name="gr5" draw:text-style-name="P45" svg:width="0.1571in" svg:height="0.3157in" svg:x="3.089in" svg:y="0.263in"><text:p text:style-name="P44"><text:span text:style-name="T26">0</text:span></text:p></draw:rect><draw:rect draw:style-name="gr5" draw:text-style-name="P45" svg:width="0.1579in" svg:height="0.3157in" svg:x="2.9311in" svg:y="0.263in"><text:p text:style-name="P44"><text:span text:style-name="T26">...</text:span></text:p></draw:rect><draw:rect draw:style-name="gr5" draw:text-style-name="P45" svg:width="0.1579in" svg:height="0.3157in" svg:x="2.7736in" svg:y="0.263in"><text:p text:style-name="P44"><text:span text:style-name="T26">0</text:span></text:p></draw:rect><draw:rect draw:style-name="gr5" draw:text-style-name="P45" svg:width="0.276in" svg:height="0.3157in" svg:x="1.8681in" svg:y="0.263in"><text:p text:style-name="P44"><text:span text:style-name="T26">...</text:span></text:p></draw:rect><draw:custom-shape draw:style-name="gr6" draw:text-style-name="P46" svg:width="0.1185in" svg:height="0.8268in" draw:transform="rotate (1.5707963267946)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46" svg:width="0.1185in" svg:height="0.7087in" draw:transform="rotate (1.5707963267946)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6" draw:text-style-name="P48" svg:width="0.5512in" svg:height="0.2594in" svg:x="2.813in" svg:y="1.2476in"><draw:text-box><text:p text:style-name="P47"><text:span text:style-name="T27">Base</text:span></text:p></draw:text-box></draw:frame><draw:frame draw:style-name="gr11" draw:text-style-name="P48" svg:width="0.5516in" svg:height="0.2594in" svg:x="3.6791in" svg:y="1.2476in"><draw:text-box><text:p text:style-name="P47"><text:span text:style-name="T27">Mask</text:span></text:p></draw:text-box></draw:frame><draw:rect draw:style-name="gr5" draw:text-style-name="P45" svg:width="0.1579in" svg:height="0.3157in" svg:x="3.561in" svg:y="0.8146in"><text:p text:style-name="P44"><text:span text:style-name="T26">x</text:span></text:p></draw:rect><draw:rect draw:style-name="gr5" draw:text-style-name="P45" svg:width="0.1579in" svg:height="0.3157in" svg:x="2.6555in" svg:y="0.8146in"><text:p text:style-name="P44"><text:span text:style-name="T26">x</text:span></text:p></draw:rect><draw:rect draw:style-name="gr5" draw:text-style-name="P45" svg:width="0.1579in" svg:height="0.3157in" svg:x="3.4035in" svg:y="0.8146in"><text:p text:style-name="P44"><text:span text:style-name="T26">x</text:span></text:p></draw:rect><draw:rect draw:style-name="gr5" draw:text-style-name="P45" svg:width="0.1579in" svg:height="0.3157in" svg:x="3.2457in" svg:y="0.8146in"><text:p text:style-name="P44"><text:span text:style-name="T26">x</text:span></text:p></draw:rect><draw:rect draw:style-name="gr5" draw:text-style-name="P45" svg:width="0.1571in" svg:height="0.3157in" svg:x="3.089in" svg:y="0.8146in"><text:p text:style-name="P44"><text:span text:style-name="T26">x</text:span></text:p></draw:rect><draw:rect draw:style-name="gr5" draw:text-style-name="P45" svg:width="0.1579in" svg:height="0.3157in" svg:x="4.1909in" svg:y="0.8146in"><text:p text:style-name="P44"><text:span text:style-name="T26">x</text:span></text:p></draw:rect><draw:rect draw:style-name="gr5" draw:text-style-name="P45" svg:width="0.1579in" svg:height="0.3157in" svg:x="4.0335in" svg:y="0.8146in"><text:p text:style-name="P44"><text:span text:style-name="T26">x</text:span></text:p></draw:rect><draw:rect draw:style-name="gr5" draw:text-style-name="P45" svg:width="0.1579in" svg:height="0.3157in" svg:x="3.8756in" svg:y="0.8146in"><text:p text:style-name="P44"><text:span text:style-name="T26">...</text:span></text:p></draw:rect><draw:rect draw:style-name="gr5" draw:text-style-name="P45" svg:width="0.1571in" svg:height="0.3157in" svg:x="3.7185in" svg:y="0.8146in"><text:p text:style-name="P44"><text:span text:style-name="T26">x</text:span></text:p></draw:rect><draw:rect draw:style-name="gr5" draw:text-style-name="P45" svg:width="0.276in" svg:height="0.3157in" svg:x="2.813in" svg:y="0.8146in"><text:p text:style-name="P44"><text:span text:style-name="T26">...</text:span></text:p></draw:rect><draw:rect draw:style-name="gr5" draw:text-style-name="P45" svg:width="0.1571in" svg:height="0.3157in" svg:x="4.5063in" svg:y="0.263in"><text:p text:style-name="P44"><text:span text:style-name="T26">m</text:span></text:p></draw:rect><draw:rect draw:style-name="gr17" draw:text-style-name="P45" svg:width="0.1571in" svg:height="0.3157in" svg:x="3.6008in" svg:y="0.263in"><text:p/></draw:rect><draw:rect draw:style-name="gr17" draw:text-style-name="P45" svg:width="0.1579in" svg:height="0.3157in" svg:x="4.3484in" svg:y="0.263in"><text:p/></draw:rect><draw:rect draw:style-name="gr17" draw:text-style-name="P45" svg:width="0.1579in" svg:height="0.3157in" svg:x="4.1909in" svg:y="0.263in"><text:p/></draw:rect><draw:rect draw:style-name="gr17" draw:text-style-name="P45" svg:width="0.1579in" svg:height="0.3157in" svg:x="4.0335in" svg:y="0.263in"><text:p/></draw:rect><draw:rect draw:style-name="gr5" draw:text-style-name="P45" svg:width="0.1571in" svg:height="0.3157in" svg:x="5.1362in" svg:y="0.263in"><text:p text:style-name="P44"><text:span text:style-name="T26">m</text:span></text:p></draw:rect><draw:rect draw:style-name="gr5" draw:text-style-name="P45" svg:width="0.1579in" svg:height="0.3157in" svg:x="4.9783in" svg:y="0.263in"><text:p text:style-name="P44"><text:span text:style-name="T26">m</text:span></text:p></draw:rect><draw:rect draw:style-name="gr5" draw:text-style-name="P45" xml:id="id9" draw:id="id9" svg:width="0.1579in" svg:height="0.3157in" svg:x="4.8209in" svg:y="0.263in"><text:p text:style-name="P44"><text:span text:style-name="T26">...</text:span></text:p></draw:rect><draw:rect draw:style-name="gr5" draw:text-style-name="P45" svg:width="0.1579in" svg:height="0.3157in" svg:x="4.663in" svg:y="0.263in"><text:p text:style-name="P44"><text:span text:style-name="T26">m</text:span></text:p></draw:rect><draw:rect draw:style-name="gr5" draw:text-style-name="P45" svg:width="0.276in" svg:height="0.3157in" svg:x="3.7575in" svg:y="0.263in"><text:p text:style-name="P44"><text:span text:style-name="T26">...</text:span></text:p></draw:rect><draw:rect draw:style-name="gr5" draw:text-style-name="P45" svg:width="0.1579in" svg:height="0.3157in" svg:x="3.5591in" svg:y="0.8122in"><text:p text:style-name="P44"><text:span text:style-name="T26">x</text:span></text:p></draw:rect><draw:rect draw:style-name="gr5" draw:text-style-name="P45" svg:width="0.1579in" svg:height="0.3157in" svg:x="2.6535in" svg:y="0.8122in"><text:p text:style-name="P44"><text:span text:style-name="T26">x</text:span></text:p></draw:rect><draw:rect draw:style-name="gr5" draw:text-style-name="P45" svg:width="0.1579in" svg:height="0.3157in" svg:x="3.4012in" svg:y="0.8122in"><text:p text:style-name="P44"><text:span text:style-name="T26">x</text:span></text:p></draw:rect><draw:rect draw:style-name="gr5" draw:text-style-name="P45" svg:width="0.1571in" svg:height="0.3157in" svg:x="3.2445in" svg:y="0.8122in"><text:p text:style-name="P44"><text:span text:style-name="T26">x</text:span></text:p></draw:rect><draw:rect draw:style-name="gr5" draw:text-style-name="P45" svg:width="0.1579in" svg:height="0.3157in" svg:x="3.0866in" svg:y="0.8122in"><text:p text:style-name="P44"><text:span text:style-name="T26">x</text:span></text:p></draw:rect><draw:rect draw:style-name="gr5" draw:text-style-name="P45" svg:width="0.1579in" svg:height="0.3157in" svg:x="4.189in" svg:y="0.8122in"><text:p text:style-name="P44"><text:span text:style-name="T26">x</text:span></text:p></draw:rect><draw:rect draw:style-name="gr5" draw:text-style-name="P45" svg:width="0.1579in" svg:height="0.3157in" svg:x="4.0311in" svg:y="0.8122in"><text:p text:style-name="P44"><text:span text:style-name="T26">x</text:span></text:p></draw:rect><draw:rect draw:style-name="gr5" draw:text-style-name="P45" svg:width="0.1571in" svg:height="0.3157in" svg:x="3.8744in" svg:y="0.8122in"><text:p text:style-name="P44"><text:span text:style-name="T26">...</text:span></text:p></draw:rect><draw:rect draw:style-name="gr5" draw:text-style-name="P45" svg:width="0.1579in" svg:height="0.3157in" svg:x="3.7165in" svg:y="0.8122in"><text:p text:style-name="P44"><text:span text:style-name="T26">x</text:span></text:p></draw:rect><draw:rect draw:style-name="gr5" draw:text-style-name="P45" svg:width="0.276in" svg:height="0.3157in" svg:x="2.811in" svg:y="0.8122in"><text:p text:style-name="P44"><text:span text:style-name="T26">...</text:span></text:p></draw:rect><draw:rect draw:style-name="gr5" draw:text-style-name="P45" svg:width="0.1579in" svg:height="0.3157in" svg:x="3.5591in" svg:y="0.8122in"><text:p text:style-name="P44"><text:span text:style-name="T26">m</text:span></text:p></draw:rect><draw:rect draw:style-name="gr5" draw:text-style-name="P45" svg:width="0.1579in" svg:height="0.3157in" svg:x="2.6535in" svg:y="0.8122in"><text:p text:style-name="P44"><text:span text:style-name="T26">x</text:span></text:p></draw:rect><draw:rect draw:style-name="gr5" draw:text-style-name="P45" svg:width="0.1579in" svg:height="0.3157in" svg:x="3.4012in" svg:y="0.8122in"><text:p text:style-name="P44"><text:span text:style-name="T26">x</text:span></text:p></draw:rect><draw:rect draw:style-name="gr5" draw:text-style-name="P45" svg:width="0.1571in" svg:height="0.3157in" svg:x="3.2445in" svg:y="0.8122in"><text:p text:style-name="P44"><text:span text:style-name="T26">x</text:span></text:p></draw:rect><draw:rect draw:style-name="gr5" draw:text-style-name="P45" xml:id="id8" draw:id="id8" svg:width="0.1579in" svg:height="0.3157in" svg:x="3.0866in" svg:y="0.8122in"><text:p text:style-name="P44"><text:span text:style-name="T26">x</text:span></text:p></draw:rect><draw:rect draw:style-name="gr5" draw:text-style-name="P45" svg:width="0.1579in" svg:height="0.3157in" svg:x="4.189in" svg:y="0.8122in"><text:p text:style-name="P44"><text:span text:style-name="T26">m</text:span></text:p></draw:rect><draw:rect draw:style-name="gr5" draw:text-style-name="P45" svg:width="0.1579in" svg:height="0.3157in" svg:x="4.0311in" svg:y="0.8122in"><text:p text:style-name="P44"><text:span text:style-name="T26">m</text:span></text:p></draw:rect><draw:rect draw:style-name="gr5" draw:text-style-name="P45" xml:id="id10" draw:id="id10" svg:width="0.1571in" svg:height="0.3157in" svg:x="3.8744in" svg:y="0.8122in"><text:p text:style-name="P44"><text:span text:style-name="T26">...</text:span></text:p></draw:rect><draw:rect draw:style-name="gr5" draw:text-style-name="P45" svg:width="0.1579in" svg:height="0.3157in" svg:x="3.7165in" svg:y="0.8122in"><text:p text:style-name="P44"><text:span text:style-name="T26">m</text:span></text:p></draw:rect><draw:rect draw:style-name="gr5" draw:text-style-name="P45" svg:width="0.276in" svg:height="0.3157in" svg:x="2.811in" svg:y="0.8122in"><text:p text:style-name="P44"><text:span text:style-name="T26">...</text:span></text:p></draw:rect><draw:frame draw:style-name="gr16" draw:text-style-name="P48" svg:width="0.5516in" svg:height="0.2594in" svg:x="1.6319in" svg:y="0.0665in"><draw:text-box><text:p text:style-name="P47"><text:span text:style-name="T27">Base</text:span></text:p></draw:text-box></draw:frame><draw:frame draw:style-name="gr11" draw:text-style-name="P48" svg:width="0.5516in" svg:height="0.2594in" svg:x="3.5217in" svg:y="0.0665in"><draw:text-box><text:p text:style-name="P47"><text:span text:style-name="T27">Mask</text:span></text:p></draw:text-box></draw:frame><draw:connector draw:style-name="gr10" draw:text-style-name="P46" draw:type="line" svg:x1="2.3799in" svg:y1="0.5783in" svg:x2="3.1654in" svg:y2="0.8126in" draw:start-shape="id7" draw:end-shape="id8" draw:end-glue-point="0" svg:d="m6045 1469 1995 595"><text:p/></draw:connector><draw:connector draw:style-name="gr10" draw:text-style-name="P46" draw:type="line" svg:x1="4.8992in" svg:y1="0.5783in" svg:x2="3.9528in" svg:y2="0.8126in" draw:start-shape="id9" draw:start-glue-point="2" draw:end-shape="id10" draw:end-glue-point="0" svg:d="m12444 1469-2404 595"><text:p/></draw:connector><draw:frame draw:style-name="gr16" draw:text-style-name="P49" svg:width="1.2598in" svg:height="0.2913in" svg:x="2.9709in" svg:y="1.4055in"><draw:text-box><text:p text:style-name="P47"><text:span text:style-name="T26">Range Mask</text:span></text:p></draw:text-box></draw:frame></draw:g><text:soft-page-break/></text:p>
      <text:p text:style-name="Standard"><draw:g text:anchor-type="paragraph" draw:z-index="13" draw:style-name="gr3"><draw:g draw:style-name="gr4"><draw:rect draw:style-name="gr5" draw:text-style-name="P45" svg:width="0.1579in" svg:height="0.3043in" svg:x="2.9701in" svg:y="0.4831in"><text:p text:style-name="P44"><text:span text:style-name="T26">m</text:span></text:p></draw:rect><draw:rect draw:style-name="gr5" draw:text-style-name="P45" svg:width="0.1579in" svg:height="0.3043in" svg:x="2.0646in" svg:y="0.4831in"><text:p text:style-name="P44"><text:span text:style-name="T26">x</text:span></text:p></draw:rect><draw:rect draw:style-name="gr5" draw:text-style-name="P45" xml:id="id2" draw:id="id2" svg:width="0.1579in" svg:height="0.3043in" svg:x="2.8126in" svg:y="0.4831in"><text:p text:style-name="P44"><text:span text:style-name="T26">x</text:span></text:p></draw:rect><draw:rect draw:style-name="gr5" draw:text-style-name="P45" svg:width="0.1579in" svg:height="0.3043in" svg:x="2.6547in" svg:y="0.4831in"><text:p text:style-name="P44"><text:span text:style-name="T26">x</text:span></text:p></draw:rect><draw:rect draw:style-name="gr5" draw:text-style-name="P45" svg:width="0.1571in" svg:height="0.3043in" svg:x="2.498in" svg:y="0.4831in"><text:p text:style-name="P44"><text:span text:style-name="T26">x</text:span></text:p></draw:rect><draw:rect draw:style-name="gr5" draw:text-style-name="P45" svg:width="0.1579in" svg:height="0.3043in" svg:x="3.6in" svg:y="0.4831in"><text:p text:style-name="P44"><text:span text:style-name="T26">m</text:span></text:p></draw:rect><draw:rect draw:style-name="gr5" draw:text-style-name="P45" svg:width="0.1579in" svg:height="0.3043in" svg:x="3.4425in" svg:y="0.4831in"><text:p text:style-name="P44"><text:span text:style-name="T26">m</text:span></text:p></draw:rect><draw:rect draw:style-name="gr5" draw:text-style-name="P45" svg:width="0.1579in" svg:height="0.3043in" svg:x="3.2846in" svg:y="0.4831in"><text:p text:style-name="P44"><text:span text:style-name="T26">...</text:span></text:p></draw:rect><draw:rect draw:style-name="gr5" draw:text-style-name="P45" svg:width="0.1571in" svg:height="0.3043in" svg:x="3.128in" svg:y="0.4831in"><text:p text:style-name="P44"><text:span text:style-name="T26">m</text:span></text:p></draw:rect><draw:rect draw:style-name="gr5" draw:text-style-name="P45" svg:width="0.276in" svg:height="0.3043in" svg:x="2.222in" svg:y="0.4831in"><text:p text:style-name="P44"><text:span text:style-name="T26">...</text:span></text:p></draw:rect><draw:custom-shape draw:style-name="gr6" draw:text-style-name="P46" svg:width="0.1142in" svg:height="0.8268in" draw:transform="rotate (-1.5707963267957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46" svg:width="0.1142in" svg:height="0.7087in" draw:transform="rotate (-1.5707963267957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48" svg:width="1.024in" svg:height="0.2594in" svg:x="2.261in" svg:y="0.122in"><draw:text-box><text:p text:style-name="P47"><text:span text:style-name="T27">Base</text:span></text:p></draw:text-box></draw:frame><draw:frame draw:style-name="gr8" draw:text-style-name="P48" svg:width="1.024in" svg:height="0.2594in" svg:x="3.128in" svg:y="0.1409in"><draw:text-box><text:p text:style-name="P47"><text:span text:style-name="T27">Mask</text:span></text:p></draw:text-box></draw:frame><draw:frame draw:style-name="gr9" draw:text-style-name="P48" xml:id="id1" draw:id="id1" svg:width="1.7323in" svg:height="0.4189in" svg:x="3.128in" svg:y="0.8638in"><draw:text-box><text:p text:style-name="P47"><text:span text:style-name="T27">The sense of the mask bits depend on this bit. <text:s/></text:span></text:p></draw:text-box></draw:frame><draw:connector draw:style-name="gr10" draw:text-style-name="P46" draw:type="curve" svg:x1="3.128in" svg:y1="1.0728in" svg:x2="2.8909in" svg:y2="0.7874in" draw:start-shape="id1" draw:start-glue-point="3" draw:end-shape="id2" draw:end-glue-point="2" svg:d="m7945 2725c-403 0-602-241-602-725"><text:p/></draw:connector></draw:g><draw:g draw:style-name="gr4"><draw:rect draw:style-name="gr5" draw:text-style-name="P45" svg:width="0.1579in" svg:height="0.3043in" svg:x="2.9701in" svg:y="1.674in"><text:p text:style-name="P44"><text:span text:style-name="T26">1</text:span></text:p></draw:rect><draw:rect draw:style-name="gr5" draw:text-style-name="P45" svg:width="0.1579in" svg:height="0.3043in" svg:x="2.0646in" svg:y="1.674in"><text:p text:style-name="P44"><text:span text:style-name="T26">x</text:span></text:p></draw:rect><draw:rect draw:style-name="gr5" draw:text-style-name="P45" xml:id="id4" draw:id="id4" svg:width="0.1579in" svg:height="0.3043in" svg:x="2.8126in" svg:y="1.674in"><text:p text:style-name="P44"><text:span text:style-name="T26">0</text:span></text:p></draw:rect><draw:rect draw:style-name="gr5" draw:text-style-name="P45" svg:width="0.1579in" svg:height="0.3043in" svg:x="2.6547in" svg:y="1.674in"><text:p text:style-name="P44"><text:span text:style-name="T26">x</text:span></text:p></draw:rect><draw:rect draw:style-name="gr5" draw:text-style-name="P45" svg:width="0.1571in" svg:height="0.3043in" svg:x="2.498in" svg:y="1.674in"><text:p text:style-name="P44"><text:span text:style-name="T26">x</text:span></text:p></draw:rect><draw:rect draw:style-name="gr5" draw:text-style-name="P45" svg:width="0.1579in" svg:height="0.3043in" svg:x="3.6in" svg:y="1.674in"><text:p text:style-name="P44"><text:span text:style-name="T26">1</text:span></text:p></draw:rect><draw:rect draw:style-name="gr5" draw:text-style-name="P45" svg:width="0.1579in" svg:height="0.3043in" svg:x="3.4425in" svg:y="1.674in"><text:p text:style-name="P44"><text:span text:style-name="T26">1</text:span></text:p></draw:rect><draw:rect draw:style-name="gr5" draw:text-style-name="P45" svg:width="0.1579in" svg:height="0.3043in" svg:x="3.2846in" svg:y="1.674in"><text:p text:style-name="P44"><text:span text:style-name="T26">...</text:span></text:p></draw:rect><draw:rect draw:style-name="gr5" draw:text-style-name="P45" svg:width="0.1571in" svg:height="0.3043in" svg:x="3.128in" svg:y="1.674in"><text:p text:style-name="P44"><text:span text:style-name="T26">1</text:span></text:p></draw:rect><draw:rect draw:style-name="gr5" draw:text-style-name="P45" svg:width="0.276in" svg:height="0.3043in" svg:x="2.222in" svg:y="1.674in"><text:p text:style-name="P44"><text:span text:style-name="T26">...</text:span></text:p></draw:rect><draw:custom-shape draw:style-name="gr6" draw:text-style-name="P46" svg:width="0.1142in" svg:height="0.8268in" draw:transform="rotate (-1.5707963267957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46" svg:width="0.1142in" svg:height="0.7087in" draw:transform="rotate (-1.5707963267957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1" draw:text-style-name="P48" svg:width="1.024in" svg:height="0.2594in" svg:x="2.261in" svg:y="1.313in"><draw:text-box><text:p text:style-name="P47"><text:span text:style-name="T27">Base</text:span></text:p></draw:text-box></draw:frame><draw:frame draw:style-name="gr11" draw:text-style-name="P48" svg:width="1.024in" svg:height="0.2594in" svg:x="3.128in" svg:y="1.3319in"><draw:text-box><text:p text:style-name="P47"><text:span text:style-name="T27">Mask</text:span></text:p></draw:text-box></draw:frame><draw:frame draw:style-name="gr12" draw:text-style-name="P48" xml:id="id3" draw:id="id3" svg:width="1.7323in" svg:height="0.5787in" svg:x="3.128in" svg:y="2.0547in"><draw:text-box><text:p text:style-name="P47"><text:span text:style-name="T27">If the lowest base bit is a 0, then mask bits are 1s. <text:s/></text:span></text:p></draw:text-box></draw:frame><draw:connector draw:style-name="gr10" draw:text-style-name="P46" draw:type="curve" svg:x1="3.128in" svg:y1="2.3437in" svg:x2="2.8909in" svg:y2="1.9783in" draw:start-shape="id3" draw:start-glue-point="3" draw:end-shape="id4" draw:end-glue-point="2" svg:d="m7945 5953c-403 0-602-309-602-928"><text:p/></draw:connector></draw:g><draw:g draw:style-name="gr4"><draw:rect draw:style-name="gr5" draw:text-style-name="P45" svg:width="0.1579in" svg:height="0.3043in" svg:x="2.9701in" svg:y="2.8646in"><text:p text:style-name="P44"><text:span text:style-name="T26">0</text:span></text:p></draw:rect><draw:rect draw:style-name="gr5" draw:text-style-name="P45" svg:width="0.1579in" svg:height="0.3043in" svg:x="2.0646in" svg:y="2.8646in"><text:p text:style-name="P44"><text:span text:style-name="T26">x</text:span></text:p></draw:rect><draw:rect draw:style-name="gr5" draw:text-style-name="P45" xml:id="id6" draw:id="id6" svg:width="0.1579in" svg:height="0.3043in" svg:x="2.8126in" svg:y="2.8646in"><text:p text:style-name="P44"><text:span text:style-name="T26">1</text:span></text:p></draw:rect><draw:rect draw:style-name="gr5" draw:text-style-name="P45" svg:width="0.1579in" svg:height="0.3043in" svg:x="2.6547in" svg:y="2.8646in"><text:p text:style-name="P44"><text:span text:style-name="T26">x</text:span></text:p></draw:rect><draw:rect draw:style-name="gr5" draw:text-style-name="P45" svg:width="0.1571in" svg:height="0.3043in" svg:x="2.498in" svg:y="2.8646in"><text:p text:style-name="P44"><text:span text:style-name="T26">x</text:span></text:p></draw:rect><draw:rect draw:style-name="gr5" draw:text-style-name="P45" svg:width="0.1579in" svg:height="0.3043in" svg:x="3.6in" svg:y="2.8646in"><text:p text:style-name="P44"><text:span text:style-name="T26">0</text:span></text:p></draw:rect><draw:rect draw:style-name="gr5" draw:text-style-name="P45" svg:width="0.1579in" svg:height="0.3043in" svg:x="3.4425in" svg:y="2.8646in"><text:p text:style-name="P44"><text:span text:style-name="T26">0</text:span></text:p></draw:rect><draw:rect draw:style-name="gr5" draw:text-style-name="P45" svg:width="0.1579in" svg:height="0.3043in" svg:x="3.2846in" svg:y="2.8646in"><text:p text:style-name="P44"><text:span text:style-name="T26">...</text:span></text:p></draw:rect><draw:rect draw:style-name="gr5" draw:text-style-name="P45" svg:width="0.1571in" svg:height="0.3043in" svg:x="3.128in" svg:y="2.8646in"><text:p text:style-name="P44"><text:span text:style-name="T26">0</text:span></text:p></draw:rect><draw:rect draw:style-name="gr5" draw:text-style-name="P45" svg:width="0.276in" svg:height="0.3043in" svg:x="2.222in" svg:y="2.8646in"><text:p text:style-name="P44"><text:span text:style-name="T26">...</text:span></text:p></draw:rect><draw:custom-shape draw:style-name="gr6" draw:text-style-name="P46" svg:width="0.1142in" svg:height="0.8268in" draw:transform="rotate (-1.5707963267957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46" svg:width="0.1142in" svg:height="0.7087in" draw:transform="rotate (-1.5707963267957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3" draw:text-style-name="P48" svg:width="0.5913in" svg:height="0.2594in" svg:x="2.261in" svg:y="2.5031in"><draw:text-box><text:p text:style-name="P47"><text:span text:style-name="T27">Base</text:span></text:p></draw:text-box></draw:frame><draw:frame draw:style-name="gr14" draw:text-style-name="P48" svg:width="0.5906in" svg:height="0.2594in" svg:x="3.128in" svg:y="2.522in"><draw:text-box><text:p text:style-name="P47"><text:span text:style-name="T27">Mask</text:span></text:p></draw:text-box></draw:frame><draw:frame draw:style-name="gr15" draw:text-style-name="P48" xml:id="id5" draw:id="id5" svg:width="1.7323in" svg:height="0.5787in" svg:x="3.128in" svg:y="3.2449in"><draw:text-box><text:p text:style-name="P47"><text:span text:style-name="T27">If the lowest base bit is a 1, then mask bits are 0s. <text:s/></text:span></text:p></draw:text-box></draw:frame><draw:connector draw:style-name="gr10" draw:text-style-name="P46" draw:type="curve" svg:x1="3.128in" svg:y1="3.5335in" svg:x2="2.8909in" svg:y2="3.1685in" draw:start-shape="id5" draw:start-glue-point="3" draw:end-shape="id6" draw:end-glue-point="2" svg:d="m7945 8975c-403 0-602-308-602-927"><text:p/></draw:connector></draw:g></draw:g>Ranges can only be specified in powers of 2, ie they can specify ranges of 2, 4, 8, <text:span text:style-name="T3">… .Therefore, if a range of n is required, then the next larger power of two is used. <text:s/>Ranges should not be over specified, so the standard requires that a range not extend past the next power of two by requiring that at least 50% of the EventIDs in the range be relevant. <text:s text:c="2"/></text:span></text:p>
      <text:p text:style-name="P2">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P2">Decoding a range involves identifying the mask as lowest contiguous bits of the same value as the lowest bit. <text:s/>The base value is the remaining high order bits. <text:s/>For example, the combined form 0x987650 would yield a mask of 0x00000F and a base of 0x98765, whereas 0x98764F would yield a mask of 0x00000F (inverted) and a base of 0x987640. <text:s/><text:change text:change-id="ct566896272"/></text:p>
      <text:h text:style-name="Heading_20_3" text:outline-level="3"><text:soft-page-break/>Producer/Consumer Event Report (PCER)</text:h>
      <text:p text:style-name="Standard">This message transports an Event-number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3">want</text:span> to determine the correct value of the distributed state. Producers can, but don't always, <text:span text:style-name="T3">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3">the</text:span> state. <text:s/>The lamp controller that consumes the “On” and “Off” probably <text:span text:style-name="T3">knows whether it is currently providing power to the lamp, and so can reply with valid for one event and invalid for the other.</text:span></text:p>
      <text:h text:style-name="Heading_20_3" text:outline-level="3">Consumer Range Identified</text:h>
      <text:p text:style-name="P5">This message broadcasts, in response to a received Identify Consumer message, from each node that consumes event is <text:span text:style-name="T3">in the range specified by the </text:span>included event-ID-with-mask. <text:s/>This is one of the messages that allows bridges to do automatic routing of event messages. <text:s text:c="4"/></text:p>
      <text:p text:style-name="P5">The <text:change-start text:change-id="ct246255504"/>requirement that <text:change-end text:change-id="ct246255504"/>50% <text:change-start text:change-id="ct567048144"/>or more of the Event IDs in a range are consumed <text:change-end text:change-id="ct567048144"/>is to allow rounding <text:change-start text:change-id="ct245567360"/>the range <text:change-end text:change-id="ct245567360"/>up to the enclosing bit, but no further.<text:change text:change-id="ct245567456"/><text:change-start text:change-id="ct566846992"/> This keeps <text:span text:style-name="T3">the</text:span> Event ID ranges in the complete OpenLCB system compa<text:change-end text:change-id="ct566846992"/><text:change-start text:change-id="ct566961888"/>ct and is intended to make the task of gateways more manageable.<text:change-end text:change-id="ct566961888"/></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5"><text:change text:change-id="ct567066384"/><text:change-start text:change-id="ct566690480"/>The requirement that 50% or more of the Event IDs in a range are produced is to allow rounding the range up to the enclosing bit, but no further. This keeps <text:span text:style-name="T3">the</text:span> Event ID ranges in the complete OpenLCB system compact and is intended to make the task of gateways more manageable.<text:change-end text:change-id="ct566690480"/></text:p>
      <text:p text:style-name="Standard"><text:soft-page-break/>An example of a producer range would be a fast clock node that sends a range of events to indicate the time. Since <text:span text:style-name="T3">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p text:style-name="Standard">In some cases, the node may want to query a specific node as to whether i<text:change text:change-id="ct566504304"/><text:change-start text:change-id="ct566635328"/>t<text:change-end text:change-id="ct566635328"/> produces<text:change-start text:change-id="ct566474720"/> or consumes<text:change-end text:change-id="ct566474720"/> that event, in these case the directed form is appropriate.<text:change-start text:change-id="ct246216400"/></text:p>
      <text:p text:style-name="Standard"><text:change-end text:change-id="ct246216400"/><text:change text:change-id="ct246216496"/>In other cases, the node producing the Identify Event will not know if any node uses that event, and therefore the global form is the more appropriate choice.<text:change text:change-id="ct566680224"/> Be aware that since this latter form is transmitted throughout the network, it can be relatively expensive in terms of bandwidth.<text:change text:change-id="ct566503648"/><text:change-start text:change-id="ct566503744"/> The global form of Identify Event is similar to the combination of an Identify Producers and an Identify Consumers message.<text:change-end text:change-id="ct566503744"/></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text:change text:change-id="ct566280896"/><text:change-start text:change-id="ct567077776"/>Nodes <text:change-end text:change-id="ct567077776"/>can send identify/identified messages for automatically-routed Event IDs. <text:change text:change-id="ct504704192"/><text:change-start text:change-id="ct566295264"/>Nodes aren't required to reply to Identify Producer/Consumer messages for automatically-advertised Event IDs to simplify node programming, but it is useful if they do.</text:p>
      <text:p text:style-name="Standard"><text:change-end text:change-id="ct566295264"/>Identify Producer/Consumer <text:change-start text:change-id="ct566480704"/>messages <text:change-end text:change-id="ct566480704"/>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text:soft-page-break/>Delay in sending the <text:change text:change-id="ct566846368"/><text:change-start text:change-id="ct246268960"/>Producer Identified/Producer Range Identified <text:change-end text:change-id="ct246268960"/><text:change text:change-id="ct246269056"/><text:change-start text:change-id="ct504512816"/>and Consumer Identified/Consumer Identified Range<text:change-end text:change-id="ct504512816"/> messages after <text:change text:change-id="ct567088448"/><text:change-start text:change-id="ct567088544"/>Initialization Complete<text:change-end text:change-id="ct567088544"/> is <text:change text:change-id="ct504571584"/><text:change-start text:change-id="ct504571680"/>all<text:change-end text:change-id="ct504571680"/><text:change-start text:change-id="ct504454496"/>owed<text:change-end text:change-id="ct504454496"/>, but there's no delivery guarantee for <text:span text:style-name="T3">this</text:span> node's events until those have been sent<text:change text:change-id="ct566794064"/><text:change-start text:change-id="ct504562064"/> and the state has transitioned to Advertised.<text:change-end text:change-id="ct504562064"/></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 i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4486578064290621229" text:style-name="L3">
        <text:list-item>
          <text:p text:style-name="P31">When the node is first initialized, after <text:s/>the “Initialization Complete” message has been sent.</text:p>
        </text:list-item>
        <text:list-item>
          <text:p text:style-name="P31">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text:change-start text:change-id="ct566275488"/>§3.1 <text:change-end text:change-id="ct566275488"/>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3">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text:soft-page-break/>Producer Enquiry</text:h>
      <text:p text:style-name="Standard">It is useful to be able to determine which, if any, nodes are configured to possibly <text:change text:change-id="ct263800320"/><text:change-start text:change-id="ct509160800"/>transmit<text:change-end text:change-id="ct509160800"/> a specific <text:change text:change-id="ct509523488"/><text:change-start text:change-id="ct263460144"/>PCER<text:change-end text:change-id="ct263460144"/> message and the<text:change text:change-id="ct264209696"/> current state<text:change-start text:change-id="ct508988384"/> of those producers<text:change-end text:change-id="ct508988384"/><text:change text:change-id="ct85427216"/><text:change-start text:change-id="ct263699584"/>. <text:change-end text:change-id="ct263699584"/>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In regard to valid/invalid/unknown, it is <text:s/>always possible to send only unknown, or to ignore the three sub-forms, but a lot of capability is then lost. <text:s/></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This section is general information of interest to the reader, implementers, etc.</text:p>
      <text:p text:style-name="P6">An OpenLCB Event represents the sum of all the causes and actions associated with particular concept , such as “Night is falling”, and implements a many-to-many relationship. <text:s/>It has been referred <text:soft-page-break/>to<text:change text:change-id="ct195246224"/><text:change-start text:change-id="ct384387232"/> <text:change-end text:change-id="ct384387232"/>as the Producer-Consumer Model<text:change text:change-id="ct524249680"/>, in opposition to the Master-Slave Model.<text:note text:id="ftn5" text:note-class="footnote"><text:note-citation>5</text:note-citation><text:note-body><text:p text:style-name="Footnote"><text:s/>For a general discussion, see: <text:a xlink:type="simple" xlink:href="http://openlcb.org/trunk/documents/notes/ProducerConsumerModel.html">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3">which</text:span> makes this model very flexible and extensible. <text:s/></text:p>
      <text:p text:style-name="P7"><text:span text:style-name="T4">Events are most often used to advertise changes in system state, for example a occupancy detector's state. <text:s/>The model maintains the distributed-state model of a layout because Events-messages are broadcast</text:span><text:span text:style-name="T4"><text:note text:id="ftn6" text:note-class="footnote"><text:note-citation>6</text:note-citation><text:note-body><text:p text:style-name="Footnote"><text:s/>OpenLCB uses interest-based routing, which means <text:span text:style-name="T15">that</text:span> Event messages are actually broadcast only to those bus segments on which a node has expressed interest. <text:s/>Event-ranges are used to express interest in a classes of events. <text:s text:c="2"/></text:p></text:note-body></text:note></text:span><text:span text:style-name="T4"> to all nodes, and this allows individual producers and consumers to use them to change their knowledge of the distributed state. <text:s/></text:span></text:p>
      <text:p text:style-name="P7"><text:span text:style-name="T4">Other important, and perhaps not obvious, uses include: publishing a capability using an event from a list of well-known </text:span><text:change text:change-id="ct529657264"/><text:change-start text:change-id="ct529968000"/><text:span text:style-name="T4">Event ID</text:span><text:change-end text:change-id="ct529968000"/><text:change-start text:change-id="ct524089312"/><text:span text:style-name="T4">s</text:span><text:change-end text:change-id="ct524089312"/><text:span text:style-name="T4">; transmitting well-known ranges of data, such as fast-clock time; and embedding an other system's message into </text:span><text:change text:change-id="ct259018848"/><text:change-start text:change-id="ct467224192"/><text:span text:style-name="T4">the bytes of the Event ID</text:span><text:change-end text:change-id="ct467224192"/><text:span text:style-name="T4">, for example a DCC accessory message. Notice that these latter uses allows any node to respond to these messages using its usual event-handling. <text:s/>For example, a node can activate an output in response to a specific fast-clock time.</text:span><text:change text:change-id="ct195598480"/></text:p>
      <text:h text:style-name="Heading_20_2" text:outline-level="2">Gateways</text:h>
      <text:p text:style-name="Standard">Gateways can route PCERs only to segments with nodes expressing interest by processing the other event messages.</text:p>
      <text:p text:style-name="Standard">The automatically-routed event range <text:change-start text:change-id="ct195117712"/>always <text:change-end text:change-id="ct195117712"/>has to be routed. This can be done by making a permanent entry in routing tables, or any other implementation method.</text:p>
      <text:h text:style-name="Heading_20_2" text:outline-level="2"><text:change text:change-id="ct384253904"/><text:change-start text:change-id="ct467280800"/>Examples</text:h>
      <text:p text:style-name="Standard">Consider a OpenLCB installation with two CAN segments A and B connected via gateways and a TCP/IP link. In addition, a program is attached via a TCP/IP link and additional gateway to CAN segment B.</text:p>
      <text:p text:style-name="Standard"><text:s/><draw:frame draw:style-name="fr2" draw:name="graphics2" text:anchor-type="as-char" svg:width="3.6693in" svg:height="1.2846in" draw:z-index="14"><draw:image xlink:href="../../../documents/drawings/CAN-TCP-CAN-figure.gif" xlink:type="simple" xlink:show="embed" xlink:actuate="onLoad"/></draw:frame></text:p>
      <text:p text:style-name="Standard">Figure 1 <text:change-end text:change-id="ct467280800"/><text:change-start text:change-id="ct259241984"/>–<text:change-end text:change-id="ct259241984"/><text:change-start text:change-id="ct467289488"/>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ext:soft-page-break/>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change-end text:change-id="ct467289488"/><text:change-start text:change-id="ct507419680"/></text:p>
      <text:h text:style-name="Heading_20_3" text:outline-level="3">Case 4: Node A1 comes up, then event Y is sent<text:change-end text:change-id="ct507419680"/><text:change-start text:change-id="ct523965104"/></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text:soft-page-break/>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text:change-end text:change-id="ct523965104"/><text:change-start text:change-id="ct57118736"/>No “Consumer of Y Identified” message<text:change-end text:change-id="ct57118736"/><text:change-start text:change-id="ct384582816"/> is received back, so after a short timeout GA marks it's tables to not forward Y. <text:s/>(If a not later comes up that consumes Y, a sequence similar to Case 2 occurs<text:change-end text:change-id="ct384582816"/><text:change-start text:change-id="ct384736368"/>.)</text:p>
      <text:h text:style-name="Heading_20_2" text:outline-level="2">Node <text:change-end text:change-id="ct384736368"/>Implementation hints</text:h>
      <text:p text:style-name="Standard">Buffering issues, particularly on CAN<text:change text:change-id="ct384255776"/><text:change-start text:change-id="ct529762000"/>, have to be carefully considered. All<text:change-end text:change-id="ct529762000"/> node<text:change-start text:change-id="ct259104144"/>s<text:change-end text:change-id="ct259104144"/> ha<text:change text:change-id="ct523488592"/><text:change-start text:change-id="ct259672544"/>ve<text:change-end text:change-id="ct259672544"/> to be able to keep up with PCER messages that can arrive about every millisecond (125000 bps / 120 bits per message) </text:p>
      <text:list xml:id="list1327771892503935628" text:style-name="L4">
        <text:list-item>
          <text:p text:style-name="P32">Don't <text:s/>do long linear searches to match an incoming Event ID to internal structures.</text:p>
        </text:list-item>
        <text:list-item>
          <text:p text:style-name="P32">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he range of possible behaviors is so wide.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text:change text:change-id="ct384194560"/>If Node A and Node B emit events at the same time on different segments, there's no guarantee of when node C will receive them, nor in what order, nor that Node D will receive it at the same time &amp; in the same order as Node C<text:change text:change-id="ct523690096"/>.</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text:soft-page-break/>For these to be useful, they not only have to be unique (so there are no collisions that accidentally trigger reactions to them), but they must also be well-known. <text:change text:change-id="ct485451408"/><text:change-start text:change-id="ct384615376"/><text:s/>All of these are assigned<text:span text:style-name="T5"> with the 01.00.00.00.00.00 or 01.01.00.00.00.00 reserv</text:span>ed IDs in their upper six bytes to ensure uniqueness and simplify recognition. <text:span text:style-name="T5"><text:s/></text:span>The OpenLCB group maintains a central list of the individual assigned Event IDs.<text:change-end text:change-id="ct384615376"/><text:change-start text:change-id="ct529947968"/><text:note text:id="ftn7" text:note-class="footnote"><text:note-citation>7</text:note-citation><text:note-body><text:p text:style-name="Footnote"><text:change-start text:change-id="ct523712448"/>See <text:a xlink:type="simple" xlink:href="http://www.openlcb.org/trunk/specs/EventIdAllocations.pdf">http://www.openlcb.org/trunk/specs/EventIdAllocations.pdf</text:a><text:change-end text:change-id="ct523712448"/><text:change-start text:change-id="ct259037008"/> for specific definitions<text:change-end text:change-id="ct259037008"/></text:p></text:note-body></text:note><text:change-end text:change-id="ct529947968"/><text:change text:change-id="ct485043744"/><text:change text:change-id="ct384468864"/><text:change text:change-id="ct485231872"/><text:change text:change-id="ct195059072"/></text:p>
      <text:p text:style-name="P27"><text:change-start text:change-id="ct195135152"/>The Event IDs that start 01.00.00.00.00.00 are the automatically-routed events, a subset of the well-known events.</text:p>
      <text:p text:style-name="Standard"><text:change-end text:change-id="ct195135152"/><text:change text:change-id="ct506464336"/><text:change-start text:change-id="ct259670496"/>Except for the automatically-events, nodes producing or consuming well-known events <text:change-end text:change-id="ct259670496"/>must mention them when <text:change text:change-id="ct506536896"/><text:change-start text:change-id="ct485122736"/>identifying<text:change-end text:change-id="ct485122736"/> the event IDs they produce and consume. Gateways may filter on these, but are not required to. (For ease of implementation, a gateway may just pass all events with the common <text:change-start text:change-id="ct523364656"/>values of the <text:change-end text:change-id="ct523364656"/>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 is not room in a CAN frame for both a destination NID and a EID. Th<text:change text:change-id="ct195593440"/><text:change-start text:change-id="ct195117488"/>is<text:change-end text:change-id="ct195117488"/> protocol has therefore been constructed so that any message carrying an EID <text:change text:change-id="ct384632768"/>is globally addressed.</text:p>
      <text:p text:style-name="Standard"><text:change-start text:change-id="ct384553184"/></text:p>
      <text:p text:style-name="P21"><text:change-end text:change-id="ct38455318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6"><text:s/>1 Introduction<text:tab/>1</text:p>
          <text:p text:style-name="P36"><text:s/>2 Annotations to the Standard<text:tab/>1</text:p>
          <text:p text:style-name="P37"><text:s/>2.1 Introduction<text:tab/>1</text:p>
          <text:p text:style-name="P37"><text:s/>2.2 Intended Use<text:tab/>2</text:p>
          <text:p text:style-name="P37"><text:s/>2.3 References and Context<text:tab/>2</text:p>
          <text:p text:style-name="P37"><text:s/>2.4 Message Formats<text:tab/>2</text:p>
          <text:p text:style-name="P23"><text:s/>2.4.1 Producer/Consumer Event Report (PCER)<text:tab/>4</text:p>
          <text:p text:style-name="P23"><text:s/>2.4.2 Identify Consumer <text:tab/>4</text:p>
          <text:p text:style-name="P23"><text:s/>2.4.3 Consumer Identified <text:tab/>4</text:p>
          <text:p text:style-name="P23"><text:s/>2.4.4 Consumer Range Identified<text:tab/>4</text:p>
          <text:p text:style-name="P23"><text:s/>2.4.5 Identify Producer <text:tab/>4</text:p>
          <text:p text:style-name="P23"><text:s/>2.4.6 Producer Identified<text:tab/>4</text:p>
          <text:p text:style-name="P23"><text:s/>2.4.7 Producer Range Identified<text:tab/>4</text:p>
          <text:p text:style-name="P23"><text:s/>2.4.8 Identify Events<text:tab/>5</text:p>
          <text:p text:style-name="P37"><text:s/>2.5 States<text:tab/>5</text:p>
          <text:p text:style-name="P37"><text:s/>2.6 Interactions<text:tab/>5</text:p>
          <text:p text:style-name="P23"><text:s/>2.6.1 Event Transfer<text:tab/>6</text:p>
          <text:p text:style-name="P23"><text:s/>2.6.2 Event Enquiry<text:tab/>6</text:p>
          <text:p text:style-name="P23"><text:s/>2.6.3 Producer Enquiry<text:tab/>7</text:p>
          <text:p text:style-name="P23"><text:s/>2.6.4 Consumer Enquiry<text:tab/>7</text:p>
          <text:p text:style-name="P36"><text:s/>3 Background information <text:tab/>7</text:p>
          <text:p text:style-name="P37"><text:s/>3.1 Gateways<text:tab/>8</text:p>
          <text:p text:style-name="P37"><text:s/>3.2 Examples<text:tab/>8</text:p>
          <text:p text:style-name="P23"><text:s/>3.2.1 Case 1: All nodes initialized before link established, event X is sent<text:tab/>9</text:p>
          <text:p text:style-name="P23"><text:s/>3.2.2 Case 2: Node B2 comes up, after event X has been sent in the example above<text:tab/>9</text:p>
          <text:p text:style-name="P23"><text:s/>3.2.3 Case 3: Node A1 comes up, then event X is sent<text:tab/>9</text:p>
          <text:p text:style-name="P23"><text:s/>3.2.4 Case 4: Node A1 comes up, then event Y is sent<text:tab/>9</text:p>
          <text:p text:style-name="P37"><text:s/>3.3 Node Implementation hints<text:tab/>10</text:p>
          <text:p text:style-name="P37"><text:s/>3.4 Well known events<text:tab/>10</text:p>
          <text:p text:style-name="P37"><text:s/>3.5 History section<text:tab/>11</text:p>
        </text:index-body>
      </text:table-of-conten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131 902" svg:d="m564 0-564 902h1131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1"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2</text:page-number></text:span></text:span><text:span text:style-name="Page_20_Number"><text:span text:style-name="MT2"> of </text:span></text:span><text:span text:style-name="Page_20_Number"><text:span text:style-name="MT2"><text:page-count style:num-format="1">12</text:page-count></text:span></text:span><text:span text:style-name="Page_20_Number"><text:span text:style-name="MT2"> - </text:span></text:span><text:span text:style-name="Page_20_Number"><text:span text:style-name="MT2"><text:date style:data-style-name="N116" text:date-value="2013-01-27T09:34:37.99">1-27-2013</text:date></text:span></text:span></text:p>
      </style:footer>
    </style:master-page>
    <style:master-page style:name="First_20_Page" style:display-name="First Page" style:page-layout-name="Mpm2" style:next-style-name="Standard">
      <style:header>
        <text:tracked-changes>
          <text:changed-region xml:id="ct504772560" text:id="ct504772560">
            <text:deletion>
              <office:change-info>
                <dc:creator>Bob Jacobsen</dc:creator>
                <dc:date>2013-01-27T09:31:00</dc:date>
              </office:change-info>
              <text:p text:style-name="MP7">Preliminary</text:p>
            </text:deletion>
          </text:changed-region>
          <text:changed-region xml:id="ct504576352" text:id="ct504576352">
            <text:insertion>
              <office:change-info>
                <dc:creator>Bob Jacobsen</dc:creator>
                <dc:date>2013-01-27T09:31:00</dc:date>
              </office:change-info>
            </text:insertion>
          </text:changed-region>
        </text:tracked-changes>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2"><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7T09:34:37.99">Jan 27, 2013</text:date></text:p>
            </table:table-cell>
            <table:table-cell table:style-name="Table1.C1" office:value-type="string">
              <text:p text:style-name="MP7"><text:change text:change-id="ct504772560"/><text:change-start text:change-id="ct504576352"/>Draft<text:change-end text:change-id="ct504576352"/></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2</text:page-count></text:span></text:span><text:span text:style-name="Page_20_Number"><text:span text:style-name="MT4"> - </text:span></text:span><text:span text:style-name="Page_20_Number"><text:span text:style-name="MT4"><text:date style:data-style-name="N116" text:date-value="2013-01-27T09:34:37.99">1-27-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10</meta:editing-cycles>
    <meta:editing-duration>P3DT22H22M19S</meta:editing-duration>
    <meta:generator>OpenOffice.org/3.4.1$Unix OpenOffice.org_project/341m1$Build-9593</meta:generator>
    <dc:date>2013-01-27T09:34:38</dc:date>
    <meta:keyword>OpenLCB Event Transport</meta:keyword>
    <dc:creator>Bob Jacobsen</dc:creator>
    <meta:document-statistic meta:table-count="2" meta:image-count="2" meta:object-count="0" meta:page-count="12" meta:paragraph-count="290" meta:word-count="5101" meta:character-count="30696"/>
    <meta:user-defined meta:name="Info 1"/>
    <meta:user-defined meta:name="Info 2"/>
    <meta:user-defined meta:name="Info 3"/>
    <meta:user-defined meta:name="Info 4"/>
  </office:meta>
</office:document-meta>
</file>